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.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4382in"/>
    </style:style>
    <style:style style:name="Table3.C" style:family="table-column">
      <style:table-column-properties style:column-width="0.438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9361in" fo:margin-left="-0.616in" table:align="left"/>
    </style:style>
    <style:style style:name="Table1.A" style:family="table-column">
      <style:table-column-properties style:column-width="0.4389in"/>
    </style:style>
    <style:style style:name="Table1.B" style:family="table-column">
      <style:table-column-properties style:column-width="0.5618in"/>
    </style:style>
    <style:style style:name="Table1.C" style:family="table-column">
      <style:table-column-properties style:column-width="0.6236in"/>
    </style:style>
    <style:style style:name="Table1.E" style:family="table-column">
      <style:table-column-properties style:column-width="1.0007in"/>
    </style:style>
    <style:style style:name="Table1.F" style:family="table-column">
      <style:table-column-properties style:column-width="0.6847in"/>
    </style:style>
    <style:style style:name="Table1.G" style:family="table-column">
      <style:table-column-properties style:column-width="0.9389in"/>
    </style:style>
    <style:style style:name="Table1.H" style:family="table-column">
      <style:table-column-properties style:column-width="1.7549in"/>
    </style:style>
    <style:style style:name="Table1.I" style:family="table-column">
      <style:table-column-properties style:column-width="0.3701in"/>
    </style:style>
    <style:style style:name="Table1.J" style:family="table-column">
      <style:table-column-properties style:column-width="0.3764in"/>
    </style:style>
    <style:style style:name="Table1.K" style:family="table-column">
      <style:table-column-properties style:column-width="0.56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style:vertical-align="bottom" fo:padding="0.0382in" fo:border="0.05pt solid #000000"/>
    </style:style>
    <style:style style:name="Table1.2" style:family="table-row">
      <style:table-row-properties style:min-row-height="0.1896in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3174in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9361in" fo:margin-left="-0.616in" table:align="left"/>
    </style:style>
    <style:style style:name="Table2.A" style:family="table-column">
      <style:table-column-properties style:column-width="0.4389in"/>
    </style:style>
    <style:style style:name="Table2.B" style:family="table-column">
      <style:table-column-properties style:column-width="0.5618in"/>
    </style:style>
    <style:style style:name="Table2.C" style:family="table-column">
      <style:table-column-properties style:column-width="0.6236in"/>
    </style:style>
    <style:style style:name="Table2.E" style:family="table-column">
      <style:table-column-properties style:column-width="1.0007in"/>
    </style:style>
    <style:style style:name="Table2.F" style:family="table-column">
      <style:table-column-properties style:column-width="0.6847in"/>
    </style:style>
    <style:style style:name="Table2.G" style:family="table-column">
      <style:table-column-properties style:column-width="0.9389in"/>
    </style:style>
    <style:style style:name="Table2.H" style:family="table-column">
      <style:table-column-properties style:column-width="1.7549in"/>
    </style:style>
    <style:style style:name="Table2.I" style:family="table-column">
      <style:table-column-properties style:column-width="0.3701in"/>
    </style:style>
    <style:style style:name="Table2.J" style:family="table-column">
      <style:table-column-properties style:column-width="0.3764in"/>
    </style:style>
    <style:style style:name="Table2.K" style:family="table-column">
      <style:table-column-properties style:column-width="0.562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bottom" fo:padding="0.0382in" fo:border="0.05pt solid #000000"/>
    </style:style>
    <style:style style:name="Table2.2" style:family="table-row">
      <style:table-row-properties style:min-row-height="0.1896in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none" fo:border-top="none" fo:border-bottom="0.05pt solid #000000"/>
    </style:style>
    <style:style style:name="Table2.K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none" fo:border-top="none" fo:border-bottom="0.05pt solid #000000"/>
    </style:style>
    <style:style style:name="Table2.J6" style:family="table-cell">
      <style:table-cell-properties fo:padding="0.0382in" fo:border-left="0.05pt solid #000000" fo:border-right="none" fo:border-top="none" fo:border-bottom="0.05pt solid #000000"/>
    </style:style>
    <style:style style:name="Table2.K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H7" style:family="table-cell">
      <style:table-cell-properties fo:padding="0.0382in" fo:border-left="0.05pt solid #000000" fo:border-right="none" fo:border-top="none" fo:border-bottom="0.05pt solid #000000"/>
    </style:style>
    <style:style style:name="Table2.I7" style:family="table-cell">
      <style:table-cell-properties fo:padding="0.0382in" fo:border-left="0.05pt solid #000000" fo:border-right="none" fo:border-top="none" fo:border-bottom="0.05pt solid #000000"/>
    </style:style>
    <style:style style:name="Table2.J7" style:family="table-cell">
      <style:table-cell-properties fo:padding="0.0382in" fo:border-left="0.05pt solid #000000" fo:border-right="none" fo:border-top="none" fo:border-bottom="0.05pt solid #000000"/>
    </style:style>
    <style:style style:name="Table2.K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H8" style:family="table-cell">
      <style:table-cell-properties fo:padding="0.0382in" fo:border-left="0.05pt solid #000000" fo:border-right="none" fo:border-top="none" fo:border-bottom="0.05pt solid #000000"/>
    </style:style>
    <style:style style:name="Table2.I8" style:family="table-cell">
      <style:table-cell-properties fo:padding="0.0382in" fo:border-left="0.05pt solid #000000" fo:border-right="none" fo:border-top="none" fo:border-bottom="0.05pt solid #000000"/>
    </style:style>
    <style:style style:name="Table2.J8" style:family="table-cell">
      <style:table-cell-properties fo:padding="0.0382in" fo:border-left="0.05pt solid #000000" fo:border-right="none" fo:border-top="none" fo:border-bottom="0.05pt solid #000000"/>
    </style:style>
    <style:style style:name="Table2.K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H9" style:family="table-cell">
      <style:table-cell-properties fo:padding="0.0382in" fo:border-left="0.05pt solid #000000" fo:border-right="none" fo:border-top="none" fo:border-bottom="0.05pt solid #000000"/>
    </style:style>
    <style:style style:name="Table2.I9" style:family="table-cell">
      <style:table-cell-properties fo:padding="0.0382in" fo:border-left="0.05pt solid #000000" fo:border-right="none" fo:border-top="none" fo:border-bottom="0.05pt solid #000000"/>
    </style:style>
    <style:style style:name="Table2.J9" style:family="table-cell">
      <style:table-cell-properties fo:padding="0.0382in" fo:border-left="0.05pt solid #000000" fo:border-right="none" fo:border-top="none" fo:border-bottom="0.05pt solid #000000"/>
    </style:style>
    <style:style style:name="Table2.K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H11" style:family="table-cell">
      <style:table-cell-properties fo:padding="0.0382in" fo:border-left="0.05pt solid #000000" fo:border-right="none" fo:border-top="none" fo:border-bottom="0.05pt solid #000000"/>
    </style:style>
    <style:style style:name="Table2.I11" style:family="table-cell">
      <style:table-cell-properties fo:padding="0.0382in" fo:border-left="0.05pt solid #000000" fo:border-right="none" fo:border-top="none" fo:border-bottom="0.05pt solid #000000"/>
    </style:style>
    <style:style style:name="Table2.J11" style:family="table-cell">
      <style:table-cell-properties fo:padding="0.0382in" fo:border-left="0.05pt solid #000000" fo:border-right="none" fo:border-top="none" fo:border-bottom="0.05pt solid #000000"/>
    </style:style>
    <style:style style:name="Table2.K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H12" style:family="table-cell">
      <style:table-cell-properties fo:padding="0.0382in" fo:border-left="0.05pt solid #000000" fo:border-right="none" fo:border-top="none" fo:border-bottom="0.05pt solid #000000"/>
    </style:style>
    <style:style style:name="Table2.I12" style:family="table-cell">
      <style:table-cell-properties fo:padding="0.0382in" fo:border-left="0.05pt solid #000000" fo:border-right="none" fo:border-top="none" fo:border-bottom="0.05pt solid #000000"/>
    </style:style>
    <style:style style:name="Table2.J12" style:family="table-cell">
      <style:table-cell-properties fo:padding="0.0382in" fo:border-left="0.05pt solid #000000" fo:border-right="none" fo:border-top="none" fo:border-bottom="0.05pt solid #000000"/>
    </style:style>
    <style:style style:name="Table2.K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H13" style:family="table-cell">
      <style:table-cell-properties fo:padding="0.0382in" fo:border-left="0.05pt solid #000000" fo:border-right="none" fo:border-top="none" fo:border-bottom="0.05pt solid #000000"/>
    </style:style>
    <style:style style:name="Table2.I13" style:family="table-cell">
      <style:table-cell-properties fo:padding="0.0382in" fo:border-left="0.05pt solid #000000" fo:border-right="none" fo:border-top="none" fo:border-bottom="0.05pt solid #000000"/>
    </style:style>
    <style:style style:name="Table2.J13" style:family="table-cell">
      <style:table-cell-properties fo:padding="0.0382in" fo:border-left="0.05pt solid #000000" fo:border-right="none" fo:border-top="none" fo:border-bottom="0.05pt solid #000000"/>
    </style:style>
    <style:style style:name="Table2.K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H14" style:family="table-cell">
      <style:table-cell-properties fo:padding="0.0382in" fo:border-left="0.05pt solid #000000" fo:border-right="none" fo:border-top="none" fo:border-bottom="0.05pt solid #000000"/>
    </style:style>
    <style:style style:name="Table2.I14" style:family="table-cell">
      <style:table-cell-properties fo:padding="0.0382in" fo:border-left="0.05pt solid #000000" fo:border-right="none" fo:border-top="none" fo:border-bottom="0.05pt solid #000000"/>
    </style:style>
    <style:style style:name="Table2.J14" style:family="table-cell">
      <style:table-cell-properties fo:padding="0.0382in" fo:border-left="0.05pt solid #000000" fo:border-right="none" fo:border-top="none" fo:border-bottom="0.05pt solid #000000"/>
    </style:style>
    <style:style style:name="Table2.K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H15" style:family="table-cell">
      <style:table-cell-properties fo:padding="0.0382in" fo:border-left="0.05pt solid #000000" fo:border-right="none" fo:border-top="none" fo:border-bottom="0.05pt solid #000000"/>
    </style:style>
    <style:style style:name="Table2.I15" style:family="table-cell">
      <style:table-cell-properties fo:padding="0.0382in" fo:border-left="0.05pt solid #000000" fo:border-right="none" fo:border-top="none" fo:border-bottom="0.05pt solid #000000"/>
    </style:style>
    <style:style style:name="Table2.J15" style:family="table-cell">
      <style:table-cell-properties fo:padding="0.0382in" fo:border-left="0.05pt solid #000000" fo:border-right="none" fo:border-top="none" fo:border-bottom="0.05pt solid #000000"/>
    </style:style>
    <style:style style:name="Table2.K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H16" style:family="table-cell">
      <style:table-cell-properties fo:padding="0.0382in" fo:border-left="0.05pt solid #000000" fo:border-right="none" fo:border-top="none" fo:border-bottom="0.05pt solid #000000"/>
    </style:style>
    <style:style style:name="Table2.I16" style:family="table-cell">
      <style:table-cell-properties fo:padding="0.0382in" fo:border-left="0.05pt solid #000000" fo:border-right="none" fo:border-top="none" fo:border-bottom="0.05pt solid #000000"/>
    </style:style>
    <style:style style:name="Table2.J16" style:family="table-cell">
      <style:table-cell-properties fo:padding="0.0382in" fo:border-left="0.05pt solid #000000" fo:border-right="none" fo:border-top="none" fo:border-bottom="0.05pt solid #000000"/>
    </style:style>
    <style:style style:name="Table2.K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H17" style:family="table-cell">
      <style:table-cell-properties fo:padding="0.0382in" fo:border-left="0.05pt solid #000000" fo:border-right="none" fo:border-top="none" fo:border-bottom="0.05pt solid #000000"/>
    </style:style>
    <style:style style:name="Table2.I17" style:family="table-cell">
      <style:table-cell-properties fo:padding="0.0382in" fo:border-left="0.05pt solid #000000" fo:border-right="none" fo:border-top="none" fo:border-bottom="0.05pt solid #000000"/>
    </style:style>
    <style:style style:name="Table2.J17" style:family="table-cell">
      <style:table-cell-properties fo:padding="0.0382in" fo:border-left="0.05pt solid #000000" fo:border-right="none" fo:border-top="none" fo:border-bottom="0.05pt solid #000000"/>
    </style:style>
    <style:style style:name="Table2.K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8" style:family="table-cell">
      <style:table-cell-properties fo:padding="0.0382in" fo:border-left="0.05pt solid #000000" fo:border-right="none" fo:border-top="none" fo:border-bottom="0.05pt solid #000000"/>
    </style:style>
    <style:style style:name="Table2.H18" style:family="table-cell">
      <style:table-cell-properties fo:padding="0.0382in" fo:border-left="0.05pt solid #000000" fo:border-right="none" fo:border-top="none" fo:border-bottom="0.05pt solid #000000"/>
    </style:style>
    <style:style style:name="Table2.I18" style:family="table-cell">
      <style:table-cell-properties fo:padding="0.0382in" fo:border-left="0.05pt solid #000000" fo:border-right="none" fo:border-top="none" fo:border-bottom="0.05pt solid #000000"/>
    </style:style>
    <style:style style:name="Table2.J18" style:family="table-cell">
      <style:table-cell-properties fo:padding="0.0382in" fo:border-left="0.05pt solid #000000" fo:border-right="none" fo:border-top="none" fo:border-bottom="0.05pt solid #000000"/>
    </style:style>
    <style:style style:name="Table2.K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9" style:family="table-cell">
      <style:table-cell-properties fo:padding="0.0382in" fo:border-left="0.05pt solid #000000" fo:border-right="none" fo:border-top="none" fo:border-bottom="0.05pt solid #000000"/>
    </style:style>
    <style:style style:name="Table2.H19" style:family="table-cell">
      <style:table-cell-properties fo:padding="0.0382in" fo:border-left="0.05pt solid #000000" fo:border-right="none" fo:border-top="none" fo:border-bottom="0.05pt solid #000000"/>
    </style:style>
    <style:style style:name="Table2.I19" style:family="table-cell">
      <style:table-cell-properties fo:padding="0.0382in" fo:border-left="0.05pt solid #000000" fo:border-right="none" fo:border-top="none" fo:border-bottom="0.05pt solid #000000"/>
    </style:style>
    <style:style style:name="Table2.J19" style:family="table-cell">
      <style:table-cell-properties fo:padding="0.0382in" fo:border-left="0.05pt solid #000000" fo:border-right="none" fo:border-top="none" fo:border-bottom="0.05pt solid #000000"/>
    </style:style>
    <style:style style:name="Table2.K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0" style:family="table-cell">
      <style:table-cell-properties fo:padding="0.0382in" fo:border-left="0.05pt solid #000000" fo:border-right="none" fo:border-top="none" fo:border-bottom="0.05pt solid #000000"/>
    </style:style>
    <style:style style:name="Table2.H20" style:family="table-cell">
      <style:table-cell-properties fo:padding="0.0382in" fo:border-left="0.05pt solid #000000" fo:border-right="none" fo:border-top="none" fo:border-bottom="0.05pt solid #000000"/>
    </style:style>
    <style:style style:name="Table2.I20" style:family="table-cell">
      <style:table-cell-properties fo:padding="0.0382in" fo:border-left="0.05pt solid #000000" fo:border-right="none" fo:border-top="none" fo:border-bottom="0.05pt solid #000000"/>
    </style:style>
    <style:style style:name="Table2.J20" style:family="table-cell">
      <style:table-cell-properties fo:padding="0.0382in" fo:border-left="0.05pt solid #000000" fo:border-right="none" fo:border-top="none" fo:border-bottom="0.05pt solid #000000"/>
    </style:style>
    <style:style style:name="Table2.K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1" style:family="table-cell">
      <style:table-cell-properties fo:padding="0.0382in" fo:border-left="0.05pt solid #000000" fo:border-right="none" fo:border-top="none" fo:border-bottom="0.05pt solid #000000"/>
    </style:style>
    <style:style style:name="Table2.H21" style:family="table-cell">
      <style:table-cell-properties fo:padding="0.0382in" fo:border-left="0.05pt solid #000000" fo:border-right="none" fo:border-top="none" fo:border-bottom="0.05pt solid #000000"/>
    </style:style>
    <style:style style:name="Table2.I21" style:family="table-cell">
      <style:table-cell-properties fo:padding="0.0382in" fo:border-left="0.05pt solid #000000" fo:border-right="none" fo:border-top="none" fo:border-bottom="0.05pt solid #000000"/>
    </style:style>
    <style:style style:name="Table2.J21" style:family="table-cell">
      <style:table-cell-properties fo:padding="0.0382in" fo:border-left="0.05pt solid #000000" fo:border-right="none" fo:border-top="none" fo:border-bottom="0.05pt solid #000000"/>
    </style:style>
    <style:style style:name="Table2.K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98083" officeooo:paragraph-rsid="0020e8f1" style:font-size-asian="8pt" style:font-size-complex="8pt"/>
    </style:style>
    <style:style style:name="P2" style:family="paragraph" style:parent-style-name="Standard">
      <style:text-properties fo:font-size="8pt" officeooo:rsid="0020e8f1" officeooo:paragraph-rsid="0020e8f1" style:font-size-asian="8pt" style:font-size-complex="8pt"/>
    </style:style>
    <style:style style:name="P3" style:family="paragraph" style:parent-style-name="Standard">
      <style:text-properties fo:font-size="8pt" officeooo:paragraph-rsid="0020e8f1" style:font-size-asian="8pt" style:font-size-complex="8pt"/>
    </style:style>
    <style:style style:name="P4" style:family="paragraph" style:parent-style-name="Standard">
      <style:text-properties fo:font-size="8pt" officeooo:paragraph-rsid="002080bf" style:font-size-asian="8pt" style:font-size-complex="8pt"/>
    </style:style>
    <style:style style:name="P5" style:family="paragraph" style:parent-style-name="Standard">
      <style:text-properties fo:font-size="8pt" officeooo:rsid="002239e6" officeooo:paragraph-rsid="002239e6" style:font-size-asian="8pt" style:font-size-complex="8pt"/>
    </style:style>
    <style:style style:name="P6" style:family="paragraph" style:parent-style-name="Standard">
      <style:text-properties fo:font-size="8pt" officeooo:paragraph-rsid="004195b6" style:font-size-asian="8pt" style:font-size-complex="8pt"/>
    </style:style>
    <style:style style:name="P7" style:family="paragraph" style:parent-style-name="Standard">
      <style:text-properties fo:font-size="8pt" officeooo:rsid="004306e8" officeooo:paragraph-rsid="004306e8" style:font-size-asian="8pt" style:font-size-complex="8pt"/>
    </style:style>
    <style:style style:name="P8" style:family="paragraph" style:parent-style-name="Standard">
      <style:text-properties fo:font-size="8pt" officeooo:rsid="0020e8f1" officeooo:paragraph-rsid="0020e8f1" fo:background-color="#add58a" style:font-size-asian="8pt" style:font-size-complex="8pt"/>
    </style:style>
    <style:style style:name="P9" style:family="paragraph" style:parent-style-name="Standard">
      <style:text-properties fo:font-size="8pt" officeooo:paragraph-rsid="004195b6" fo:background-color="#add58a" style:font-size-asian="8pt" style:font-size-complex="8pt"/>
    </style:style>
    <style:style style:name="P10" style:family="paragraph" style:parent-style-name="Standard">
      <style:text-properties fo:font-size="8pt" officeooo:rsid="004306e8" officeooo:paragraph-rsid="004306e8" fo:background-color="#add58a" style:font-size-asian="8pt" style:font-size-complex="8pt"/>
    </style:style>
    <style:style style:name="P11" style:family="paragraph" style:parent-style-name="Standard">
      <style:text-properties officeooo:rsid="00259420" officeooo:paragraph-rsid="00259420"/>
    </style:style>
    <style:style style:name="P12" style:family="paragraph" style:parent-style-name="Standard">
      <style:text-properties officeooo:rsid="00259420" officeooo:paragraph-rsid="0028b37f"/>
    </style:style>
    <style:style style:name="P13" style:family="paragraph" style:parent-style-name="Standard">
      <style:text-properties officeooo:paragraph-rsid="00259420"/>
    </style:style>
    <style:style style:name="P14" style:family="paragraph" style:parent-style-name="Standard">
      <style:text-properties officeooo:rsid="004195b6" officeooo:paragraph-rsid="004195b6"/>
    </style:style>
    <style:style style:name="P15" style:family="paragraph" style:parent-style-name="Standard">
      <style:text-properties officeooo:rsid="004306e8" officeooo:paragraph-rsid="004306e8"/>
    </style:style>
    <style:style style:name="P1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fo:font-size="8pt" officeooo:paragraph-rsid="002080bf" style:font-size-asian="8pt" style:font-size-complex="8pt"/>
    </style:style>
    <style:style style:name="P17" style:family="paragraph" style:parent-style-name="Table_20_Contents">
      <loext:graphic-properties draw:fill="none"/>
      <style:paragraph-properties fo:margin-left="0.25in" fo:margin-right="0in" fo:text-indent="-0.25in" style:auto-text-indent="false" fo:background-color="transparent" text:number-lines="false" text:line-number="0"/>
      <style:text-properties fo:font-size="8pt" officeooo:rsid="00182edb" officeooo:paragraph-rsid="00182edb" style:font-size-asian="8pt" style:font-size-complex="8pt"/>
    </style:style>
    <style:style style:name="P18" style:family="paragraph" style:parent-style-name="Text_20_body">
      <style:paragraph-properties fo:line-height="150%" fo:text-align="center" style:justify-single-word="false"/>
      <style:text-properties officeooo:paragraph-rsid="00155661"/>
    </style:style>
    <style:style style:name="P19" style:family="paragraph" style:parent-style-name="Text_20_body">
      <style:paragraph-properties fo:line-height="150%" fo:text-align="center" style:justify-single-word="false"/>
      <style:text-properties officeooo:paragraph-rsid="0028b37f"/>
    </style:style>
    <style:style style:name="P20" style:family="paragraph" style:parent-style-name="Text_20_body">
      <style:paragraph-properties fo:line-height="150%" fo:text-align="center" style:justify-single-word="false"/>
      <style:text-properties fo:font-size="7pt" fo:font-style="normal" fo:font-weight="normal" officeooo:rsid="00155661" officeooo:paragraph-rsid="00155661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7pt" fo:font-style="normal" fo:font-weight="normal" officeooo:rsid="00155661" officeooo:paragraph-rsid="0028b37f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155661"/>
    </style:style>
    <style:style style:name="P23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28b37f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fo:font-size="7pt" officeooo:paragraph-rsid="0014a1d8" style:font-size-asian="7pt" style:font-size-complex="7pt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fo:font-size="7pt" officeooo:paragraph-rsid="00155661" style:font-size-asian="7pt" style:font-size-complex="7pt"/>
    </style:style>
    <style:style style:name="P26" style:family="paragraph" style:parent-style-name="Text_20_body">
      <style:paragraph-properties fo:margin-top="0in" fo:margin-bottom="0in" loext:contextual-spacing="false" fo:text-align="center" style:justify-single-word="false"/>
      <style:text-properties fo:font-size="7pt" officeooo:paragraph-rsid="0028b37f" style:font-size-asian="7pt" style:font-size-complex="7pt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officeooo:paragraph-rsid="0028b37f" style:font-size-asian="10pt" style:font-size-complex="10pt"/>
    </style:style>
    <style:style style:name="P29" style:family="paragraph" style:parent-style-name="Table_20_Contents">
      <style:text-properties fo:font-size="8pt" officeooo:rsid="0016457c" officeooo:paragraph-rsid="0016457c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17a6d5" officeooo:paragraph-rsid="0017a6d5" style:font-size-asian="8pt" style:font-size-complex="8pt"/>
    </style:style>
    <style:style style:name="P31" style:family="paragraph" style:parent-style-name="Table_20_Contents">
      <style:text-properties fo:font-size="8pt" officeooo:rsid="0017a6d5" officeooo:paragraph-rsid="0017a6d5" style:font-size-asian="8pt" style:font-size-complex="8pt"/>
    </style:style>
    <style:style style:name="P32" style:family="paragraph" style:parent-style-name="Table_20_Contents">
      <style:text-properties fo:font-size="8pt" officeooo:rsid="00182edb" officeooo:paragraph-rsid="00182ed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182edb" officeooo:paragraph-rsid="00182edb" style:font-size-asian="8pt" style:font-size-complex="8pt"/>
    </style:style>
    <style:style style:name="P34" style:family="paragraph" style:parent-style-name="Table_20_Contents">
      <style:text-properties fo:font-size="8pt" officeooo:rsid="00182edb" officeooo:paragraph-rsid="00198083" style:font-size-asian="8pt" style:font-size-complex="8pt"/>
    </style:style>
    <style:style style:name="P35" style:family="paragraph" style:parent-style-name="Table_20_Contents">
      <style:text-properties fo:font-size="8pt" officeooo:rsid="00182edb" officeooo:paragraph-rsid="002070e7" style:font-size-asian="8pt" style:font-size-complex="8pt"/>
    </style:style>
    <style:style style:name="P36" style:family="paragraph" style:parent-style-name="Table_20_Contents">
      <style:text-properties fo:font-size="8pt" officeooo:rsid="001c457e" officeooo:paragraph-rsid="001c457e" style:font-size-asian="8pt" style:font-size-complex="8pt"/>
    </style:style>
    <style:style style:name="P37" style:family="paragraph" style:parent-style-name="Table_20_Contents">
      <style:text-properties fo:font-size="8pt" officeooo:rsid="001c457e" officeooo:paragraph-rsid="00182edb" style:font-size-asian="8pt" style:font-size-complex="8pt"/>
    </style:style>
    <style:style style:name="P38" style:family="paragraph" style:parent-style-name="Table_20_Contents">
      <style:text-properties fo:font-size="8pt" officeooo:paragraph-rsid="001d40b8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070e7" officeooo:paragraph-rsid="002070e7" style:font-size-asian="8pt" style:font-size-complex="8pt"/>
    </style:style>
    <style:style style:name="P40" style:family="paragraph" style:parent-style-name="Table_20_Contents">
      <style:text-properties fo:font-size="8pt" officeooo:rsid="002070e7" officeooo:paragraph-rsid="002070e7" style:font-size-asian="8pt" style:font-size-complex="8pt"/>
    </style:style>
    <style:style style:name="P41" style:family="paragraph" style:parent-style-name="Table_20_Contents">
      <style:text-properties fo:font-size="8pt" officeooo:rsid="002080bf" officeooo:paragraph-rsid="002080bf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fo:font-size="8pt" officeooo:rsid="002080bf" officeooo:paragraph-rsid="002080bf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239e6" officeooo:paragraph-rsid="002239e6" style:font-size-asian="8pt" style:font-size-complex="8pt"/>
    </style:style>
    <style:style style:name="P44" style:family="paragraph" style:parent-style-name="Table_20_Contents">
      <style:text-properties fo:font-size="8pt" officeooo:rsid="002239e6" officeooo:paragraph-rsid="002239e6" style:font-size-asian="8pt" style:font-size-complex="8pt"/>
    </style:style>
    <style:style style:name="P45" style:family="paragraph" style:parent-style-name="Table_20_Contents">
      <style:text-properties fo:font-size="8pt" officeooo:rsid="0023c992" officeooo:paragraph-rsid="0023c992" style:font-size-asian="8pt" style:font-size-complex="8pt"/>
    </style:style>
    <style:style style:name="P46" style:family="paragraph" style:parent-style-name="Table_20_Contents">
      <style:text-properties fo:font-size="8pt" officeooo:rsid="0023c992" officeooo:paragraph-rsid="00259420" style:font-size-asian="8pt" style:font-size-complex="8pt"/>
    </style:style>
    <style:style style:name="P47" style:family="paragraph" style:parent-style-name="Table_20_Contents">
      <style:text-properties fo:font-size="8pt" officeooo:rsid="0023c992" officeooo:paragraph-rsid="004423bb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0259420" officeooo:paragraph-rsid="00259420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259420" officeooo:paragraph-rsid="003b690a" style:font-size-asian="8pt" style:font-size-complex="8pt"/>
    </style:style>
    <style:style style:name="P50" style:family="paragraph" style:parent-style-name="Table_20_Contents">
      <style:text-properties fo:font-size="8pt" officeooo:rsid="0028b37f" officeooo:paragraph-rsid="0028b37f" style:font-size-asian="8pt" style:font-size-complex="8pt"/>
    </style:style>
    <style:style style:name="P51" style:family="paragraph" style:parent-style-name="Table_20_Contents">
      <style:text-properties fo:font-size="8pt" officeooo:rsid="0029f1b3" officeooo:paragraph-rsid="0029f1b3" style:font-size-asian="8pt" style:font-size-complex="8pt"/>
    </style:style>
    <style:style style:name="P52" style:family="paragraph" style:parent-style-name="Table_20_Contents">
      <style:text-properties fo:font-size="8pt" officeooo:rsid="0029f1b3" officeooo:paragraph-rsid="003b9fdd" style:font-size-asian="8pt" style:font-size-complex="8pt"/>
    </style:style>
    <style:style style:name="P53" style:family="paragraph" style:parent-style-name="Table_20_Contents">
      <style:text-properties fo:font-size="8pt" officeooo:rsid="0029f1b3" officeooo:paragraph-rsid="003c899b" style:font-size-asian="8pt" style:font-size-complex="8pt"/>
    </style:style>
    <style:style style:name="P54" style:family="paragraph" style:parent-style-name="Table_20_Contents">
      <style:text-properties fo:font-size="8pt" officeooo:rsid="0029f1b3" officeooo:paragraph-rsid="003ddcd6" style:font-size-asian="8pt" style:font-size-complex="8pt"/>
    </style:style>
    <style:style style:name="P55" style:family="paragraph" style:parent-style-name="Table_20_Contents">
      <style:text-properties fo:font-size="8pt" officeooo:rsid="0029f1b3" officeooo:paragraph-rsid="003fbd06" style:font-size-asian="8pt" style:font-size-complex="8pt"/>
    </style:style>
    <style:style style:name="P56" style:family="paragraph" style:parent-style-name="Table_20_Contents">
      <style:text-properties fo:font-size="8pt" officeooo:rsid="002b0c6b" officeooo:paragraph-rsid="002b0c6b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02b0c6b" officeooo:paragraph-rsid="002b0c6b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2b0c6b" officeooo:paragraph-rsid="003b9fdd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2b0c6b" officeooo:paragraph-rsid="003fbd06" style:font-size-asian="8pt" style:font-size-complex="8pt"/>
    </style:style>
    <style:style style:name="P60" style:family="paragraph" style:parent-style-name="Table_20_Contents">
      <style:text-properties fo:font-size="8pt" officeooo:rsid="002b0c6b" officeooo:paragraph-rsid="003b9fdd" style:font-size-asian="8pt" style:font-size-complex="8pt"/>
    </style:style>
    <style:style style:name="P61" style:family="paragraph" style:parent-style-name="Table_20_Contents">
      <style:text-properties fo:font-size="8pt" officeooo:rsid="002b0c6b" officeooo:paragraph-rsid="003c899b" style:font-size-asian="8pt" style:font-size-complex="8pt"/>
    </style:style>
    <style:style style:name="P62" style:family="paragraph" style:parent-style-name="Table_20_Contents">
      <style:text-properties fo:font-size="8pt" officeooo:rsid="002b0c6b" officeooo:paragraph-rsid="003fbd06" style:font-size-asian="8pt" style:font-size-complex="8pt"/>
    </style:style>
    <style:style style:name="P63" style:family="paragraph" style:parent-style-name="Table_20_Contents">
      <style:text-properties fo:font-size="8pt" officeooo:rsid="001c4924" officeooo:paragraph-rsid="00182edb" style:font-size-asian="8pt" style:font-size-complex="8pt"/>
    </style:style>
    <style:style style:name="P64" style:family="paragraph" style:parent-style-name="Table_20_Contents">
      <style:text-properties fo:font-size="8pt" officeooo:rsid="003acc02" officeooo:paragraph-rsid="003acc02" style:font-size-asian="8pt" style:font-size-complex="8pt"/>
    </style:style>
    <style:style style:name="P65" style:family="paragraph" style:parent-style-name="Table_20_Contents">
      <style:text-properties fo:font-size="8pt" officeooo:rsid="003acc02" officeooo:paragraph-rsid="003b690a" style:font-size-asian="8pt" style:font-size-complex="8pt"/>
    </style:style>
    <style:style style:name="P66" style:family="paragraph" style:parent-style-name="Table_20_Contents">
      <style:text-properties fo:font-size="8pt" officeooo:rsid="003b690a" officeooo:paragraph-rsid="003b690a" style:font-size-asian="8pt" style:font-size-complex="8pt"/>
    </style:style>
    <style:style style:name="P67" style:family="paragraph" style:parent-style-name="Table_20_Contents">
      <style:text-properties fo:font-size="8pt" officeooo:rsid="003b690a" officeooo:paragraph-rsid="003b9fdd" style:font-size-asian="8pt" style:font-size-complex="8pt"/>
    </style:style>
    <style:style style:name="P68" style:family="paragraph" style:parent-style-name="Table_20_Contents">
      <style:text-properties fo:font-size="8pt" officeooo:rsid="003b690a" officeooo:paragraph-rsid="003c899b" style:font-size-asian="8pt" style:font-size-complex="8pt"/>
    </style:style>
    <style:style style:name="P69" style:family="paragraph" style:parent-style-name="Table_20_Contents">
      <style:text-properties fo:font-size="8pt" officeooo:rsid="003b690a" officeooo:paragraph-rsid="003ddcd6" style:font-size-asian="8pt" style:font-size-complex="8pt"/>
    </style:style>
    <style:style style:name="P70" style:family="paragraph" style:parent-style-name="Table_20_Contents">
      <style:text-properties fo:font-size="8pt" officeooo:rsid="003b690a" officeooo:paragraph-rsid="003fbd06" style:font-size-asian="8pt" style:font-size-complex="8pt"/>
    </style:style>
    <style:style style:name="P71" style:family="paragraph" style:parent-style-name="Table_20_Contents">
      <style:text-properties fo:font-size="8pt" officeooo:rsid="003b9fdd" officeooo:paragraph-rsid="003b9fd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3b9fdd" officeooo:paragraph-rsid="003b9fdd" style:font-size-asian="8pt" style:font-size-complex="8pt"/>
    </style:style>
    <style:style style:name="P73" style:family="paragraph" style:parent-style-name="Table_20_Contents">
      <style:text-properties fo:font-size="8pt" officeooo:rsid="003b9fdd" officeooo:paragraph-rsid="003c899b" style:font-size-asian="8pt" style:font-size-complex="8pt"/>
    </style:style>
    <style:style style:name="P74" style:family="paragraph" style:parent-style-name="Table_20_Contents">
      <style:text-properties fo:font-size="8pt" officeooo:rsid="003b9fdd" officeooo:paragraph-rsid="003ddcd6" style:font-size-asian="8pt" style:font-size-complex="8pt"/>
    </style:style>
    <style:style style:name="P75" style:family="paragraph" style:parent-style-name="Table_20_Contents">
      <style:text-properties fo:font-size="8pt" officeooo:rsid="003b9fdd" officeooo:paragraph-rsid="003fbd06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fo:font-size="8pt" officeooo:rsid="003c899b" officeooo:paragraph-rsid="003c899b" style:font-size-asian="8pt" style:font-size-complex="8pt"/>
    </style:style>
    <style:style style:name="P77" style:family="paragraph" style:parent-style-name="Table_20_Contents">
      <style:text-properties fo:font-size="8pt" officeooo:rsid="003ddcd6" officeooo:paragraph-rsid="003ddcd6" style:font-size-asian="8pt" style:font-size-complex="8pt"/>
    </style:style>
    <style:style style:name="P78" style:family="paragraph" style:parent-style-name="Table_20_Contents">
      <style:text-properties fo:font-size="8pt" officeooo:rsid="003ddcd6" officeooo:paragraph-rsid="003fbd06" style:font-size-asian="8pt" style:font-size-complex="8pt"/>
    </style:style>
    <style:style style:name="P79" style:family="paragraph" style:parent-style-name="Table_20_Contents">
      <style:text-properties fo:font-size="8pt" officeooo:rsid="003fbd06" officeooo:paragraph-rsid="003fbd06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3fbd06" officeooo:paragraph-rsid="003fbd06" style:font-size-asian="8pt" style:font-size-complex="8pt"/>
    </style:style>
    <style:style style:name="P81" style:family="paragraph" style:parent-style-name="Table_20_Contents">
      <style:text-properties fo:font-size="8pt" officeooo:rsid="004195b6" officeooo:paragraph-rsid="004195b6" style:font-size-asian="8pt" style:font-size-complex="8pt"/>
    </style:style>
    <style:style style:name="P82" style:family="paragraph" style:parent-style-name="Table_20_Contents">
      <style:text-properties fo:font-size="8pt" officeooo:rsid="0017a6d5" officeooo:paragraph-rsid="00182edb" fo:background-color="#add58a" style:font-size-asian="8pt" style:font-size-complex="8pt"/>
    </style:style>
    <style:style style:name="P83" style:family="paragraph" style:parent-style-name="Table_20_Contents">
      <style:text-properties fo:font-size="8pt" officeooo:rsid="0017a6d5" officeooo:paragraph-rsid="0017a6d5" fo:background-color="#add58a" style:font-size-asian="8pt" style:font-size-complex="8pt"/>
    </style:style>
    <style:style style:name="P84" style:family="paragraph" style:parent-style-name="Table_20_Contents">
      <style:text-properties fo:font-size="8pt" officeooo:rsid="002070e7" officeooo:paragraph-rsid="002070e7" fo:background-color="#add58a" style:font-size-asian="8pt" style:font-size-complex="8pt"/>
    </style:style>
    <style:style style:name="P85" style:family="paragraph" style:parent-style-name="Table_20_Contents">
      <style:text-properties fo:font-size="8pt" officeooo:rsid="004195b6" officeooo:paragraph-rsid="004195b6" fo:background-color="#add58a" style:font-size-asian="8pt" style:font-size-complex="8pt"/>
    </style:style>
    <style:style style:name="P86" style:family="paragraph" style:parent-style-name="Table_20_Contents">
      <style:text-properties fo:font-size="8pt" officeooo:rsid="002239e6" officeooo:paragraph-rsid="002239e6" fo:background-color="#add58a" style:font-size-asian="8pt" style:font-size-complex="8pt"/>
    </style:style>
    <style:style style:name="P87" style:family="paragraph" style:parent-style-name="Table_20_Contents">
      <style:text-properties fo:font-size="8pt" officeooo:rsid="0023c992" officeooo:paragraph-rsid="0023c992" fo:background-color="#add58a" style:font-size-asian="8pt" style:font-size-complex="8pt"/>
    </style:style>
    <style:style style:name="P88" style:family="paragraph" style:parent-style-name="Table_20_Contents">
      <style:paragraph-properties fo:line-height="150%" fo:text-align="center" style:justify-single-word="false"/>
      <style:text-properties fo:font-size="7pt" officeooo:rsid="00148d25" officeooo:paragraph-rsid="00148d25" style:font-size-asian="7pt" style:font-size-complex="7pt"/>
    </style:style>
    <style:style style:name="P89" style:family="paragraph" style:parent-style-name="Table_20_Contents">
      <style:paragraph-properties fo:line-height="150%" fo:text-align="center" style:justify-single-word="false"/>
      <style:text-properties fo:font-size="7pt" officeooo:rsid="00148d25" officeooo:paragraph-rsid="0028b37f" style:font-size-asian="7pt" style:font-size-complex="7pt"/>
    </style:style>
    <style:style style:name="P90" style:family="paragraph" style:parent-style-name="Table_20_Contents">
      <style:paragraph-properties fo:line-height="150%" fo:text-align="center" style:justify-single-word="false"/>
      <style:text-properties fo:font-size="7pt" officeooo:rsid="0014a1d8" officeooo:paragraph-rsid="0014a1d8" style:font-size-asian="7pt" style:font-size-complex="7pt"/>
    </style:style>
    <style:style style:name="P91" style:family="paragraph" style:parent-style-name="Table_20_Contents">
      <style:paragraph-properties fo:line-height="150%" fo:text-align="center" style:justify-single-word="false"/>
      <style:text-properties fo:font-size="7pt" officeooo:rsid="0014a1d8" officeooo:paragraph-rsid="0028b37f" style:font-size-asian="7pt" style:font-size-complex="7pt"/>
    </style:style>
    <style:style style:name="P92" style:family="paragraph" style:parent-style-name="Table_20_Contents">
      <style:paragraph-properties fo:text-align="center" style:justify-single-word="false"/>
      <style:text-properties fo:font-size="7pt" officeooo:rsid="0014a1d8" officeooo:paragraph-rsid="0014a1d8" style:font-size-asian="7pt" style:font-size-complex="7pt"/>
    </style:style>
    <style:style style:name="P93" style:family="paragraph" style:parent-style-name="Table_20_Contents">
      <style:paragraph-properties fo:text-align="center" style:justify-single-word="false"/>
      <style:text-properties fo:font-size="7pt" officeooo:rsid="0014a1d8" officeooo:paragraph-rsid="0028b37f" style:font-size-asian="7pt" style:font-size-complex="7pt"/>
    </style:style>
    <style:style style:name="P94" style:family="paragraph" style:parent-style-name="Table_20_Contents">
      <style:paragraph-properties fo:text-align="center" style:justify-single-word="false"/>
      <style:text-properties fo:font-size="7pt" officeooo:paragraph-rsid="0017a6d5" style:font-size-asian="7pt" style:font-size-complex="7pt"/>
    </style:style>
    <style:style style:name="P95" style:family="paragraph" style:parent-style-name="Table_20_Contents">
      <style:paragraph-properties fo:text-align="center" style:justify-single-word="false"/>
      <style:text-properties fo:font-size="7pt" officeooo:paragraph-rsid="0028b37f" style:font-size-asian="7pt" style:font-size-complex="7pt"/>
    </style:style>
    <style:style style:name="P96" style:family="paragraph" style:parent-style-name="Table_20_Contents">
      <style:paragraph-properties fo:text-align="center" style:justify-single-word="false"/>
      <style:text-properties fo:font-size="7pt" officeooo:rsid="0017a6d5" officeooo:paragraph-rsid="0017a6d5" style:font-size-asian="7pt" style:font-size-complex="7pt"/>
    </style:style>
    <style:style style:name="P97" style:family="paragraph" style:parent-style-name="Table_20_Contents">
      <style:paragraph-properties fo:text-align="center" style:justify-single-word="false"/>
      <style:text-properties fo:font-size="7pt" officeooo:rsid="0017a6d5" officeooo:paragraph-rsid="0028b37f" style:font-size-asian="7pt" style:font-size-complex="7pt"/>
    </style:style>
    <style:style style:name="P98" style:family="paragraph" style:parent-style-name="Table_20_Contents">
      <style:text-properties officeooo:rsid="002b0c6b" officeooo:paragraph-rsid="002b0c6b"/>
    </style:style>
    <style:style style:name="P99" style:family="paragraph" style:parent-style-name="Table_20_Contents">
      <style:text-properties officeooo:rsid="003b690a" officeooo:paragraph-rsid="003b690a"/>
    </style:style>
    <style:style style:name="P100" style:family="paragraph" style:parent-style-name="Table_20_Contents">
      <style:text-properties officeooo:paragraph-rsid="003c899b"/>
    </style:style>
    <style:style style:name="P101" style:family="paragraph" style:parent-style-name="Table_20_Contents">
      <loext:graphic-properties draw:fill="none"/>
      <style:paragraph-properties fo:margin-left="0.1252in" fo:margin-right="0in" fo:text-indent="-0.1252in" style:auto-text-indent="false" fo:background-color="transparent" text:number-lines="false" text:line-number="0"/>
      <style:text-properties fo:font-size="8pt" officeooo:rsid="0017a6d5" officeooo:paragraph-rsid="0017a6d5" style:font-size-asian="8pt" style:font-size-complex="8pt"/>
    </style:style>
    <style:style style:name="P102" style:family="paragraph" style:parent-style-name="Table_20_Contents">
      <loext:graphic-properties draw:fill="none"/>
      <style:paragraph-properties fo:margin-left="0.1252in" fo:margin-right="0in" fo:text-indent="-0.1252in" style:auto-text-indent="false" fo:background-color="transparent" text:number-lines="false" text:line-number="0"/>
      <style:text-properties fo:font-size="8pt" officeooo:rsid="0023c992" officeooo:paragraph-rsid="0023c992" style:font-size-asian="8pt" style:font-size-complex="8pt"/>
    </style:style>
    <style:style style:name="P103" style:family="paragraph" style:parent-style-name="Standard">
      <style:text-properties officeooo:paragraph-rsid="0028b37f"/>
    </style:style>
    <style:style style:name="P104" style:family="paragraph" style:parent-style-name="Standard">
      <style:text-properties officeooo:rsid="0047cbbc" officeooo:paragraph-rsid="0047cbbc" fo:background-color="#fff200"/>
    </style:style>
    <style:style style:name="P105" style:family="paragraph" style:parent-style-name="Table_20_Contents">
      <style:text-properties fo:font-size="8pt" officeooo:rsid="002b0c6b" officeooo:paragraph-rsid="0029f1b3" style:font-size-asian="8pt" style:font-size-complex="8pt"/>
    </style:style>
    <style:style style:name="P106" style:family="paragraph" style:parent-style-name="Table_20_Contents">
      <style:text-properties fo:font-size="8pt" officeooo:rsid="002b0c6b" officeooo:paragraph-rsid="003b9fdd" style:font-size-asian="8pt" style:font-size-complex="8pt"/>
    </style:style>
    <style:style style:name="P107" style:family="paragraph" style:parent-style-name="Table_20_Contents">
      <style:text-properties fo:font-size="8pt" officeooo:rsid="002b0c6b" officeooo:paragraph-rsid="003c899b" style:font-size-asian="8pt" style:font-size-complex="8pt"/>
    </style:style>
    <style:style style:name="P108" style:family="paragraph" style:parent-style-name="Table_20_Contents">
      <style:text-properties fo:font-size="8pt" officeooo:rsid="002b0c6b" officeooo:paragraph-rsid="003fbd06" style:font-size-asian="8pt" style:font-size-complex="8pt"/>
    </style:style>
    <style:style style:name="T1" style:family="text">
      <style:text-properties officeooo:rsid="00155661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fo:font-weight="normal" style:font-size-asian="7pt" style:font-weight-asian="normal" style:font-size-complex="7pt" style:font-weight-complex="normal"/>
    </style:style>
    <style:style style:name="T4" style:family="text">
      <style:text-properties officeooo:rsid="0016457c"/>
    </style:style>
    <style:style style:name="T5" style:family="text">
      <style:text-properties officeooo:rsid="0017a6d5"/>
    </style:style>
    <style:style style:name="T6" style:family="text">
      <style:text-properties officeooo:rsid="00198083"/>
    </style:style>
    <style:style style:name="T7" style:family="text">
      <style:text-properties officeooo:rsid="001c457e"/>
    </style:style>
    <style:style style:name="T8" style:family="text">
      <style:text-properties officeooo:rsid="001c4924"/>
    </style:style>
    <style:style style:name="T9" style:family="text">
      <style:text-properties officeooo:rsid="001d3ec9"/>
    </style:style>
    <style:style style:name="T10" style:family="text">
      <style:text-properties officeooo:rsid="001e75d0"/>
    </style:style>
    <style:style style:name="T11" style:family="text">
      <style:text-properties officeooo:rsid="002070e7"/>
    </style:style>
    <style:style style:name="T12" style:family="text">
      <style:text-properties officeooo:rsid="002080bf"/>
    </style:style>
    <style:style style:name="T13" style:family="text">
      <style:text-properties officeooo:rsid="0020e8f1"/>
    </style:style>
    <style:style style:name="T14" style:family="text">
      <style:text-properties officeooo:rsid="00259420"/>
    </style:style>
    <style:style style:name="T15" style:family="text">
      <style:text-properties officeooo:rsid="003acc02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3b690a" style:font-size-asian="8pt" style:font-size-complex="8pt"/>
    </style:style>
    <style:style style:name="T18" style:family="text">
      <style:text-properties fo:font-size="8pt" officeooo:rsid="003b9fdd" style:font-size-asian="8pt" style:font-size-complex="8pt"/>
    </style:style>
    <style:style style:name="T19" style:family="text">
      <style:text-properties fo:font-size="8pt" officeooo:rsid="003c899b" style:font-size-asian="8pt" style:font-size-complex="8pt"/>
    </style:style>
    <style:style style:name="T20" style:family="text">
      <style:text-properties officeooo:rsid="003b690a"/>
    </style:style>
    <style:style style:name="T21" style:family="text">
      <style:text-properties officeooo:rsid="003b9fdd"/>
    </style:style>
    <style:style style:name="T22" style:family="text">
      <style:text-properties officeooo:rsid="003c899b"/>
    </style:style>
    <style:style style:name="T23" style:family="text">
      <style:text-properties officeooo:rsid="003ddcd6"/>
    </style:style>
    <style:style style:name="T24" style:family="text">
      <style:text-properties officeooo:rsid="003fbd06"/>
    </style:style>
    <style:style style:name="T25" style:family="text">
      <style:text-properties officeooo:rsid="004195b6"/>
    </style:style>
    <style:style style:name="T26" style:family="text">
      <style:text-properties officeooo:rsid="004306e8"/>
    </style:style>
    <style:style style:name="T27" style:family="text">
      <style:text-properties officeooo:rsid="004423bb"/>
    </style:style>
    <style:style style:name="T28" style:family="text">
      <style:text-properties fo:background-color="#add58a" loext:char-shading-value="0"/>
    </style:style>
    <style:style style:name="T29" style:family="text">
      <style:text-properties officeooo:rsid="004423bb" fo:background-color="#add58a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сновная <text:s/>функция медицинской маски - защитная. Защита от вирусов, бактерий, и др. взвешенных частиц, способные проникать через дыхатеьные пути.</text:p>
      <text:p text:style-name="Standard">Барьерная - защищает от попадания крови, во время хирургических операций, жидкостей.</text:p>
      <text:p text:style-name="Standard">Удобство. <text:span text:style-name="T25">Неменее важная переменная в медицинской маске. Срок годности маски 2-4 часа.</text:span></text:p>
      <text:p text:style-name="Standard"/>
      <text:p text:style-name="P14">При тестировании медицинских масок, воспользуемся техникой тест дизайна (эквивалентное разделение, попарное тестирование (уникальные значения)).</text:p>
      <text:p text:style-name="P14">Дано 900 шт. медицинских масок, из них 300 шт. - имеют размер S, 300 шт. - M, 300 шт. -L.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1_S</text:p>
          </table:table-cell>
          <table:table-cell table:style-name="Table3.A1" office:value-type="string">
            <text:p text:style-name="P6"><text:span text:style-name="T25">301</text:span>_<text:span text:style-name="T25">M</text:span></text:p>
          </table:table-cell>
          <table:table-cell table:style-name="Table3.C1" office:value-type="string">
            <text:p text:style-name="P6"><text:span text:style-name="T26">60</text:span>1_<text:span text:style-name="T25">L</text:span></text:p>
          </table:table-cell>
        </table:table-row>
        <table:table-row>
          <table:table-cell table:style-name="Table3.A2" office:value-type="string">
            <text:p text:style-name="P7">10_S</text:p>
          </table:table-cell>
          <table:table-cell table:style-name="Table3.A2" office:value-type="string">
            <text:p text:style-name="P10">310_M</text:p>
          </table:table-cell>
          <table:table-cell table:style-name="Table3.C2" office:value-type="string">
            <text:p text:style-name="P7">610_L</text:p>
          </table:table-cell>
        </table:table-row>
        <table:table-row>
          <table:table-cell table:style-name="Table3.A2" office:value-type="string">
            <text:p text:style-name="P6"><text:span text:style-name="T26">50</text:span>_S</text:p>
          </table:table-cell>
          <table:table-cell table:style-name="Table3.A2" office:value-type="string">
            <text:p text:style-name="P6"><text:span text:style-name="T25">350</text:span>_<text:span text:style-name="T25">M</text:span></text:p>
          </table:table-cell>
          <table:table-cell table:style-name="Table3.C2" office:value-type="string">
            <text:p text:style-name="P9"><text:span text:style-name="T26">650</text:span>_<text:span text:style-name="T25">L</text:span></text:p>
          </table:table-cell>
        </table:table-row>
        <table:table-row>
          <table:table-cell table:style-name="Table3.A2" office:value-type="string">
            <text:p text:style-name="P85"><text:span text:style-name="T26">10</text:span>0_S</text:p>
          </table:table-cell>
          <table:table-cell table:style-name="Table3.A2" office:value-type="string">
            <text:p text:style-name="P81"><text:span text:style-name="T26">400</text:span>_M</text:p>
          </table:table-cell>
          <table:table-cell table:style-name="Table3.C2" office:value-type="string">
            <text:p text:style-name="P81"><text:span text:style-name="T26">700</text:span>_L</text:p>
          </table:table-cell>
        </table:table-row>
        <table:table-row>
          <table:table-cell table:style-name="Table3.A2" office:value-type="string">
            <text:p text:style-name="P81">150_S</text:p>
          </table:table-cell>
          <table:table-cell table:style-name="Table3.A2" office:value-type="string">
            <text:p text:style-name="P85"><text:span text:style-name="T26">450</text:span>_M</text:p>
          </table:table-cell>
          <table:table-cell table:style-name="Table3.C2" office:value-type="string">
            <text:p text:style-name="P81"><text:span text:style-name="T26">750</text:span>_L</text:p>
          </table:table-cell>
        </table:table-row>
        <table:table-row>
          <table:table-cell table:style-name="Table3.A2" office:value-type="string">
            <text:p text:style-name="P81">300_S</text:p>
          </table:table-cell>
          <table:table-cell table:style-name="Table3.A2" office:value-type="string">
            <text:p text:style-name="P81"><text:span text:style-name="T26">600</text:span>_M</text:p>
          </table:table-cell>
          <table:table-cell table:style-name="Table3.C2" office:value-type="string">
            <text:p text:style-name="P85"><text:span text:style-name="T26">900</text:span>_L</text:p>
          </table:table-cell>
        </table:table-row>
      </table:table>
      <text:p text:style-name="Standard"/>
      <text:p text:style-name="P15">Тестируемые медицинские маски:</text:p>
      <text:p text:style-name="P7">1_S</text:p>
      <text:p text:style-name="P7">10_M</text:p>
      <text:p text:style-name="P7">50_L</text:p>
      <text:p text:style-name="P7">100_S</text:p>
      <text:p text:style-name="P7">150_M</text:p>
      <text:p text:style-name="P7">300_L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88">ID</text:p>
          </table:table-cell>
          <table:table-cell table:style-name="Table1.A1" table:number-rows-spanned="2" office:value-type="string">
            <text:p text:style-name="P90">Priority</text:p>
          </table:table-cell>
          <table:table-cell table:style-name="Table1.A1" table:number-columns-spanned="5" office:value-type="string">
            <text:p text:style-name="P90">Test description</text:p>
          </table:table-cell>
          <table:covered-table-cell/>
          <table:covered-table-cell/>
          <table:covered-table-cell/>
          <table:covered-table-cell/>
          <table:table-cell table:style-name="Table1.H1" table:number-rows-spanned="2" office:value-type="string">
            <text:p text:style-name="P20">Expected result</text:p>
          </table:table-cell>
          <table:table-cell table:style-name="Table1.A1" table:number-columns-spanned="2" office:value-type="string">
            <text:p text:style-name="P22"><text:span text:style-name="Strong_20_Emphasis"><text:span text:style-name="T3">Result</text:span></text:span><text:span text:style-name="T2"> </text:span></text:p>
          </table:table-cell>
          <table:covered-table-cell/>
          <table:table-cell table:style-name="Table1.K1" table:number-rows-spanned="2" office:value-type="string">
            <text:p text:style-name="P18"><text:span text:style-name="Strong_20_Emphasis"><text:span text:style-name="T3">Comment</text:span></text:span>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96"><text:span text:style-name="T7">1. </text:span>Type</text:p>
          </table:table-cell>
          <table:table-cell table:style-name="Table1.C2" office:value-type="string">
            <text:p text:style-name="P96"><text:span text:style-name="T7">2. </text:span>Title</text:p>
          </table:table-cell>
          <table:table-cell table:style-name="Table1.C2" office:value-type="string">
            <text:p text:style-name="P94"><text:span text:style-name="T7">3. </text:span>Precondition</text:p>
          </table:table-cell>
          <table:table-cell table:style-name="Table1.C2" office:value-type="string">
            <text:p text:style-name="P24"><text:span text:style-name="T7">4. </text:span>Steps</text:p>
          </table:table-cell>
          <table:table-cell table:style-name="Table1.C2" office:value-type="string">
            <text:p text:style-name="P92"><text:span text:style-name="T7">5. </text:span>Post<text:span text:style-name="T4">c</text:span>ondition</text:p>
          </table:table-cell>
          <table:covered-table-cell/>
          <table:table-cell table:style-name="Table1.I2" office:value-type="string">
            <text:p text:style-name="P25"><text:span text:style-name="T1">P</text:span>assed</text:p>
          </table:table-cell>
          <table:table-cell table:style-name="Table1.J2" office:value-type="string">
            <text:p text:style-name="P25"><text:span text:style-name="T1">F</text:span>ailed</text:p>
          </table:table-cell>
          <table:covered-table-cell/>
        </table:table-row>
        <table:table-row>
          <table:table-cell table:style-name="Table1.A3" table:number-columns-spanned="11" office:value-type="string">
            <text:p text:style-name="P99">Задание №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29">01.01</text:p>
          </table:table-cell>
          <table:table-cell table:style-name="Table1.C2" office:value-type="string">
            <text:p text:style-name="P30">Low</text:p>
          </table:table-cell>
          <table:table-cell table:style-name="Table1.C7" table:number-columns-spanned="5" office:value-type="string">
            <text:p text:style-name="P83"><text:span text:style-name="T7">1. </text:span><text:s/>Функциональное тестирование.</text:p>
            <text:p text:style-name="P31"><text:span text:style-name="T7">2. </text:span><text:s/>Цвет маски</text:p>
            <text:p text:style-name="P36">3.</text:p>
            <text:p text:style-name="P101"><text:span text:style-name="T7">4</text:span>. <text:span text:style-name="T26">1. Сравнить с образцом голубого цвета (#2196F3) <text:s/>и его градиентами</text:span></text:p>
            <text:p text:style-name="P36">5.</text:p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31">Медицинская маска голубого цвета </text:p>
          </table:table-cell>
          <table:table-cell table:style-name="Table1.I7" office:value-type="string">
            <text:p text:style-name="P27"/>
          </table:table-cell>
          <table:table-cell table:style-name="Table1.J7" office:value-type="string">
            <text:p text:style-name="P27"/>
          </table:table-cell>
          <table:table-cell table:style-name="Table1.K7" office:value-type="string">
            <text:p text:style-name="P27"/>
          </table:table-cell>
        </table:table-row>
        <table:table-row>
          <table:table-cell table:style-name="Table1.C2" office:value-type="string">
            <text:p text:style-name="P32">01.02</text:p>
          </table:table-cell>
          <table:table-cell table:style-name="Table1.C2" office:value-type="string">
            <text:p text:style-name="P33">Low</text:p>
          </table:table-cell>
          <table:table-cell table:style-name="Table1.C7" table:number-columns-spanned="5" office:value-type="string">
            <text:p text:style-name="P82"><text:span text:style-name="T7">1.</text:span> Функциональное тестирование.</text:p>
            <text:p text:style-name="P32"><text:span text:style-name="T7">2.</text:span> Вес маски</text:p>
            <text:p text:style-name="P32"><text:span text:style-name="T7">3.</text:span> Наличие электронных/<text:span text:style-name="T7">механических</text:span> весов</text:p>
            <text:p text:style-name="P32"><text:span text:style-name="T7">4</text:span>. <text:span text:style-name="T7">1.</text:span>Маску положить на электронные/<text:span text:style-name="T7">механические</text:span> весы</text:p>
            <text:p text:style-name="P36">5.</text:p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32">Вес мед<text:span text:style-name="T27">ицинской</text:span> <text:span text:style-name="T27">ма</text:span>ски 100 г.</text:p>
          </table:table-cell>
          <table:table-cell table:style-name="Table1.I7" office:value-type="string">
            <text:p text:style-name="P27"/>
          </table:table-cell>
          <table:table-cell table:style-name="Table1.J7" office:value-type="string">
            <text:p text:style-name="P27"/>
          </table:table-cell>
          <table:table-cell table:style-name="Table1.K7" office:value-type="string">
            <text:p text:style-name="P27"/>
          </table:table-cell>
        </table:table-row>
        <table:table-row>
          <table:table-cell table:style-name="Table1.C2" office:value-type="string">
            <text:p text:style-name="P32">01.0<text:span text:style-name="T6">3</text:span></text:p>
          </table:table-cell>
          <table:table-cell table:style-name="Table1.C2" office:value-type="string">
            <text:p text:style-name="P33">Low</text:p>
          </table:table-cell>
          <table:table-cell table:style-name="Table1.C7" table:number-columns-spanned="5" office:value-type="string">
            <text:p text:style-name="P82"><text:span text:style-name="T7">1. </text:span>Функциональное тестирование.</text:p>
            <text:p text:style-name="P32"><text:span text:style-name="T7">2.</text:span> <text:span text:style-name="T6">Соответсвие размера </text:span></text:p>
            <text:p text:style-name="P32"><text:span text:style-name="T7">3.</text:span> <text:span text:style-name="T6">Математическая линейка </text:span></text:p>
            <text:p text:style-name="P37">4. 1. При помощи матем<text:span text:style-name="T27">а</text:span>тической линейки измерить каждый край медицинской маски</text:p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34">Размер: 23<text:span text:style-name="T6">x</text:span>13<text:span text:style-name="T6">с</text:span>м;</text:p>
          </table:table-cell>
          <table:table-cell table:style-name="Table1.I7" office:value-type="string">
            <text:p text:style-name="P27"/>
          </table:table-cell>
          <table:table-cell table:style-name="Table1.J7" office:value-type="string">
            <text:p text:style-name="P27"/>
          </table:table-cell>
          <table:table-cell table:style-name="Table1.K7" office:value-type="string">
            <text:p text:style-name="P27"/>
          </table:table-cell>
        </table:table-row>
        <table:table-row>
          <table:table-cell table:style-name="Table1.C2" office:value-type="string">
            <text:p text:style-name="P32">01.0<text:span text:style-name="T6">4</text:span></text:p>
          </table:table-cell>
          <table:table-cell table:style-name="Table1.C2" office:value-type="string">
            <text:p text:style-name="P39">High</text:p>
          </table:table-cell>
          <table:table-cell table:style-name="Table1.C7" table:number-columns-spanned="5" office:value-type="string">
            <text:p text:style-name="P82"><text:span text:style-name="T7">1.</text:span> <text:span text:style-name="T9">Тестирование безопасности.</text:span></text:p>
            <text:p text:style-name="P32"><text:span text:style-name="T7">2.</text:span> <text:span text:style-name="T8">Стерильность (герметичность) </text:span>упаковки</text:p>
            <text:p text:style-name="P38"><text:span text:style-name="T9">(Контроль стерилизации мед. изделий проводится при помощи: 1. Физический контроль -</text:span> состоящий в визуальном и инструментальном контроле за всеми параметрами стерилизации. 2. Химический контроль. 3. Биологический контроль непосредственно указывает, произошло уничтожение микроорганизмов в процессе стерилизации или нет, то есть стерилен или нестерилен объект<text:span text:style-name="T10">).</text:span></text:p>
            <text:p text:style-name="P63">3. Стерильная пробирка для взятия мазка (сваб для взятия мазка), чашка Петри (с наличием пит. среды) автоклав, стерильные услови (мед. лаборатория)</text:p>
            <text:p text:style-name="P32"><text:span text:style-name="T8">4</text:span>. <text:span text:style-name="T8">1. С одного края вскрыть упаковку медицинской маски</text:span></text:p>
            <text:p text:style-name="P17"><text:s text:c="4"/><text:span text:style-name="T8">2. Незамедлительно, при помощи пробирки взять смыв со всей площади медицинской маски</text:span></text:p>
            <text:p text:style-name="P32"><text:s text:c="4"/><text:span text:style-name="T8">3. Взятый материал сеем на питательную среду</text:span></text:p>
            <text:p text:style-name="P32"><text:s text:c="4"/><text:span text:style-name="T9">4. Чашку Петри отправляем в автоклав при t = 37’C на 72 часа. </text:span></text:p>
            <text:p text:style-name="P32"><text:s text:c="4"/><text:span text:style-name="T11">5. Невооруженным глазом осматриваем чашку Петри</text:span></text:p>
            <text:p text:style-name="P32"><text:s text:c="4"/><text:span text:style-name="T11">6. С помощью микроскопа изучаем питательную среду </text:span></text:p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0">Питательная среда чистая. Патогенной микрофоры не наблюдается</text:p>
          </table:table-cell>
          <table:table-cell table:style-name="Table1.I7" office:value-type="string">
            <text:p text:style-name="P27"/>
          </table:table-cell>
          <table:table-cell table:style-name="Table1.J7" office:value-type="string">
            <text:p text:style-name="P27"/>
          </table:table-cell>
          <table:table-cell table:style-name="Table1.K7" office:value-type="string">
            <text:p text:style-name="P27"/>
          </table:table-cell>
        </table:table-row>
        <table:table-row>
          <table:table-cell table:style-name="Table1.C2" office:value-type="string">
            <text:p text:style-name="P40">01.05</text:p>
          </table:table-cell>
          <table:table-cell table:style-name="Table1.C2" office:value-type="string">
            <text:p text:style-name="P39">High</text:p>
          </table:table-cell>
          <table:table-cell table:style-name="Table1.C11" table:number-columns-spanned="5" office:value-type="string">
            <text:p text:style-name="P84">1.<text:span text:style-name="T5"> Функциональное тестирование.</text:span></text:p>
            <text:p text:style-name="P40">2. Проверка наличия трёх слоев медицинской маски</text:p>
            <text:p text:style-name="P35"><text:span text:style-name="T11">3.</text:span> <text:span text:style-name="T12">Ножницы или канцелярский нож</text:span></text:p>
            <text:p text:style-name="P40">4. 1. Вдоль <text:span text:style-name="T27">широкого края медицинской маски</text:span> провести разрез</text:p>
            <text:p text:style-name="P35"><text:s text:c="4"/><text:span text:style-name="T12">2. Насчитать три фильтрационных слоя</text:span></text:p>
            <text:p text:style-name="P41"><text:soft-page-break/>5.</text:p>
          </table:table-cell>
          <table:covered-table-cell/>
          <table:covered-table-cell/>
          <table:covered-table-cell/>
          <table:covered-table-cell/>
          <table:table-cell table:style-name="Table1.H11" office:value-type="string">
            <text:p text:style-name="P41">Маска имеет <text:s/>3 слоя</text:p>
          </table:table-cell>
          <table:table-cell table:style-name="Table1.I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  <table:table-cell table:style-name="Table1.K11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32">01.0<text:span text:style-name="T11">6</text:span></text:p>
          </table:table-cell>
          <table:table-cell table:style-name="Table1.C2" office:value-type="string">
            <text:p text:style-name="P33">Medium</text:p>
          </table:table-cell>
          <table:table-cell table:style-name="Table1.C11" table:number-columns-spanned="5" office:value-type="string">
            <text:p text:style-name="P84">1.<text:span text:style-name="T5"> Функциональное тестирование.</text:span></text:p>
            <text:p text:style-name="P40">2. Проверка <text:span text:style-name="T27">спайки</text:span> швов медицинской маски</text:p>
            <text:p text:style-name="P35"><text:span text:style-name="T11">3.</text:span> </text:p>
            <text:p text:style-name="P40">4. 1. Визуально осмотреть края медицинской маски</text:p>
            <text:p text:style-name="P41">5.</text:p>
          </table:table-cell>
          <table:covered-table-cell/>
          <table:covered-table-cell/>
          <table:covered-table-cell/>
          <table:covered-table-cell/>
          <table:table-cell table:style-name="Table1.H11" office:value-type="string">
            <text:p text:style-name="P40">Все 4 стороны медицинской маски имеет хорошо <text:span text:style-name="T27">спаяный</text:span> шов</text:p>
          </table:table-cell>
          <table:table-cell table:style-name="Table1.I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  <table:table-cell table:style-name="Table1.K11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32">01.0<text:span text:style-name="T11">7</text:span></text:p>
          </table:table-cell>
          <table:table-cell table:style-name="Table1.C2" office:value-type="string">
            <text:p text:style-name="P33">Medium</text:p>
          </table:table-cell>
          <table:table-cell table:style-name="Table1.C10" table:number-columns-spanned="5" office:value-type="string">
            <text:p text:style-name="P82"><text:span text:style-name="T11">1.</text:span> Функциональное тестирование.</text:p>
            <text:p text:style-name="P32"><text:span text:style-name="T11">2. </text:span>Проверка на гибкость носового фиксатора</text:p>
            <text:p text:style-name="P32"><text:span text:style-name="T11">3.</text:span> </text:p>
            <text:p text:style-name="P32"><text:span text:style-name="T11">4. 1</text:span>. Максимально согнуть носовой фиксатор</text:p>
            <text:p text:style-name="P32"><text:s text:c="4"/>2. Максимально разогнуть носовой фиксатор</text:p>
            <text:p text:style-name="P32"><text:s text:c="4"/>3. Повторить 1-2 пункты 3 раза</text:p>
            <text:p text:style-name="P40">5.</text:p>
          </table:table-cell>
          <table:covered-table-cell/>
          <table:covered-table-cell/>
          <table:covered-table-cell/>
          <table:covered-table-cell/>
          <table:table-cell table:style-name="Table1.H10" office:value-type="string">
            <text:p text:style-name="P32">Носовой фиксатор поддатлив <text:s/>к применяемой к нему силе.<text:line-break/>Гибок.</text:p>
          </table:table-cell>
          <table:table-cell table:style-name="Table1.I10" office:value-type="string">
            <text:p text:style-name="Table_20_Contents"/>
          </table:table-cell>
          <table:table-cell table:style-name="Table1.J10" office:value-type="string">
            <text:p text:style-name="Table_20_Contents"/>
          </table:table-cell>
          <table:table-cell table:style-name="Table1.K10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34">01.0<text:span text:style-name="T6">8</text:span></text:p>
          </table:table-cell>
          <table:table-cell table:style-name="Table1.C2" office:value-type="string">
            <text:p text:style-name="P42">High</text:p>
          </table:table-cell>
          <table:table-cell table:style-name="Table1.C11" table:number-columns-spanned="5" office:value-type="string">
            <text:p text:style-name="P8">1. Функциональное тестирование.</text:p>
            <text:p text:style-name="P3"><text:span text:style-name="T13">2. </text:span>Проверка крепления ушных резинок</text:p>
            <text:p text:style-name="P2">3.</text:p>
            <text:p text:style-name="P3"><text:span text:style-name="T13">4. 1. </text:span>Взять<text:span text:style-name="T13">ся</text:span> левой рукой за левую ушную резинку мед<text:span text:style-name="T13">ицинской</text:span> маски</text:p>
            <text:p text:style-name="P4"><text:s text:c="4"/>2. Взяться правой рукой за праую ушную резинку мед<text:span text:style-name="T13">ицинской</text:span> маски</text:p>
            <text:p text:style-name="P16"><text:s text:c="4"/>3. <text:span text:style-name="T13">Продолжая держаться</text:span> за ушные резинки мед<text:span text:style-name="T13">ицинской</text:span> маски резко направить руки в противоположные стороны друг от друга.</text:p>
            <text:p text:style-name="P5">5.<text:span text:style-name="T6"> <text:s text:c="32"/></text:span></text:p>
          </table:table-cell>
          <table:covered-table-cell/>
          <table:covered-table-cell/>
          <table:covered-table-cell/>
          <table:covered-table-cell/>
          <table:table-cell table:style-name="Table1.H11" office:value-type="string">
            <text:p text:style-name="P1">Маска сохранила свою структуру. Ушные резинки располагаются на месте крепения их к основанию маски.</text:p>
          </table:table-cell>
          <table:table-cell table:style-name="Table1.I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  <table:table-cell table:style-name="Table1.K11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34">01.0<text:span text:style-name="T6">9</text:span></text:p>
          </table:table-cell>
          <table:table-cell table:style-name="Table1.C2" office:value-type="string">
            <text:p text:style-name="P43">Medium</text:p>
          </table:table-cell>
          <table:table-cell table:style-name="Table1.C12" table:number-columns-spanned="5" office:value-type="string">
            <text:p text:style-name="P86">1. Тестирование удобства пользования.</text:p>
            <text:p text:style-name="P44">2. Ношение маски в течение трёх часов</text:p>
            <text:p text:style-name="P44">3. Человек с <text:span text:style-name="T27">размером медицинской маски S, M, L</text:span></text:p>
            <text:p text:style-name="P44">4. 1. Надеть маску</text:p>
            <text:p text:style-name="P44"><text:s text:c="4"/>2. Отрегулировать носовой фиксатор</text:p>
            <text:p text:style-name="P44"><text:s text:c="4"/>3. Не снимать маску 3 часа</text:p>
            <text:p text:style-name="P44">5. </text:p>
          </table:table-cell>
          <table:covered-table-cell/>
          <table:covered-table-cell/>
          <table:covered-table-cell/>
          <table:covered-table-cell/>
          <table:table-cell table:style-name="Table1.H12" office:value-type="string">
            <text:p text:style-name="P44">Не тыльной стороне уха не наблюдается покраснения и мазолей. </text:p>
            <text:p text:style-name="P44">Не спинке носа не наблюдается следов от носового фиксатора.</text:p>
          </table:table-cell>
          <table:table-cell table:style-name="Table1.I12" office:value-type="string">
            <text:p text:style-name="Table_20_Contents"/>
          </table:table-cell>
          <table:table-cell table:style-name="Table1.J12" office:value-type="string">
            <text:p text:style-name="Table_20_Contents"/>
          </table:table-cell>
          <table:table-cell table:style-name="Table1.K12" office:value-type="string">
            <text:p text:style-name="Table_20_Contents"/>
          </table:table-cell>
        </table:table-row>
        <table:table-row table:style-name="Table1.13">
          <table:table-cell table:style-name="Table1.C2" office:value-type="string">
            <text:p text:style-name="P34">01.<text:span text:style-name="T6">10</text:span></text:p>
          </table:table-cell>
          <table:table-cell table:style-name="Table1.C2" office:value-type="string">
            <text:p text:style-name="P43">Medium</text:p>
          </table:table-cell>
          <table:table-cell table:style-name="Table1.C16" table:number-columns-spanned="5" office:value-type="string">
            <text:p text:style-name="P86">1. Конфигурационное тестирование.</text:p>
            <text:p text:style-name="P44">2. Ношение <text:span text:style-name="T15">медицинской</text:span> маски со слуховым аппаратом</text:p>
            <text:p text:style-name="P45">3. Слуховой аппарат</text:p>
            <text:p text:style-name="P64">4. 1. Надеть маску</text:p>
          </table:table-cell>
          <table:covered-table-cell/>
          <table:covered-table-cell/>
          <table:covered-table-cell/>
          <table:covered-table-cell/>
          <table:table-cell table:style-name="Table1.H16" office:value-type="string">
            <text:p text:style-name="P64">Медицинская маска не нарушает раб<text:span text:style-name="T27">о</text:span>ту слухового аппарата.</text:p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</table:table-row>
        <table:table-row table:style-name="Table1.13">
          <table:table-cell table:style-name="Table1.C2" office:value-type="string">
            <text:p text:style-name="P34">01.<text:span text:style-name="T6">11</text:span></text:p>
          </table:table-cell>
          <table:table-cell table:style-name="Table1.C2" office:value-type="string">
            <text:p text:style-name="P43">High</text:p>
          </table:table-cell>
          <table:table-cell table:style-name="Table1.C16" table:number-columns-spanned="5" office:value-type="string">
            <text:p text:style-name="P86">1. <text:span text:style-name="T27">Функциональное тестирование.</text:span></text:p>
            <text:p text:style-name="P45">2. Исследование проницаемости медицинской маски</text:p>
            <text:p text:style-name="P102">3. Пулевизатор с водой + красящее вещество (Балон с краской на водной основе) <text:s/>(имитация слюных выделений и выделений во время чихания)</text:p>
            <text:p text:style-name="P102">4. 1. Надеть маску</text:p>
            <text:p text:style-name="P102"><text:s text:c="4"/>2. Направить пулевизатор на лицевую сторону маски с расстояния 2 метра</text:p>
            <text:p text:style-name="P102"><text:s text:c="4"/>3. Взять чистую маску</text:p>
            <text:p text:style-name="P102"><text:s text:c="4"/>4. Направить пулевизатор на лицевую сторону маски с расстояния 1 метра</text:p>
          </table:table-cell>
          <table:covered-table-cell/>
          <table:covered-table-cell/>
          <table:covered-table-cell/>
          <table:covered-table-cell/>
          <table:table-cell table:style-name="Table1.H16" office:value-type="string">
            <text:p text:style-name="P45"><text:span text:style-name="T27">Внутренняя сторона м</text:span>едицинск<text:span text:style-name="T27">ой</text:span> маск<text:span text:style-name="T27">и</text:span> чистая, сухая, не пропускает красящее вещество</text:p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</table:table-row>
        <table:table-row table:style-name="Table1.13">
          <table:table-cell table:style-name="Table1.C2" office:value-type="string">
            <text:p text:style-name="P34">01.<text:span text:style-name="T6">12</text:span></text:p>
          </table:table-cell>
          <table:table-cell table:style-name="Table1.C2" office:value-type="string">
            <text:p text:style-name="P48">Medium</text:p>
          </table:table-cell>
          <table:table-cell table:style-name="Table1.C16" table:number-columns-spanned="5" office:value-type="string">
            <text:p text:style-name="P87">1. <text:span text:style-name="T27">Стрессовое тестирование.</text:span></text:p>
            <text:p text:style-name="P45">2. Поверка состояния маски после заморозки </text:p>
            <text:p text:style-name="P45">3. Морозильная камера (t = - 20’C)</text:p>
            <text:p text:style-name="P64">4. 1. Оставить медицинскую маску в морозильной камере на 3 часа</text:p>
            <text:p text:style-name="P64"><text:s text:c="4"/>2. Достать медицинскую маску с морозильной камеры</text:p>
            <text:p text:style-name="P64"><text:s text:c="4"/>3. Дать медицинской маске разморозиться</text:p>
            <text:p text:style-name="P64"><text:s text:c="4"/>4. Дать медицинской маске высохнуть</text:p>
          </table:table-cell>
          <table:covered-table-cell/>
          <table:covered-table-cell/>
          <table:covered-table-cell/>
          <table:covered-table-cell/>
          <table:table-cell table:style-name="Table1.H16" office:value-type="string">
            <text:p text:style-name="P65">Медицинская маска не потеряла своей структуры. <text:span text:style-name="T20">Цельность сохранена.</text:span> </text:p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</table:table-row>
        <table:table-row table:style-name="Table1.13">
          <table:table-cell table:style-name="Table1.C2" office:value-type="string">
            <text:p text:style-name="P34">01.<text:span text:style-name="T6">13</text:span></text:p>
          </table:table-cell>
          <table:table-cell table:style-name="Table1.C2" office:value-type="string">
            <text:p text:style-name="P48">Medium</text:p>
          </table:table-cell>
          <table:table-cell table:style-name="Table1.C16" table:number-columns-spanned="5" office:value-type="string">
            <text:p text:style-name="P47"><text:span text:style-name="T28">1. </text:span><text:span text:style-name="T29">Стрессовое тестирование.</text:span></text:p>
            <text:p text:style-name="P46">2. <text:span text:style-name="T14">Проверить состояние маски при температуре t= +50’C</text:span></text:p>
            <text:p text:style-name="P64">3. Термостат</text:p>
            <text:p text:style-name="P64">4. 1. <text:span text:style-name="T20">Положить медицинскую маску в термостат</text:span></text:p>
            <text:p text:style-name="P64"><text:s text:c="4"/><text:span text:style-name="T20">2. Установить t – 50’C на 5 минут</text:span></text:p>
            <text:p text:style-name="P64"><text:s text:c="4"/><text:span text:style-name="T20">3. Вытащить маску</text:span></text:p>
          </table:table-cell>
          <table:covered-table-cell/>
          <table:covered-table-cell/>
          <table:covered-table-cell/>
          <table:covered-table-cell/>
          <table:table-cell table:style-name="Table1.H16" office:value-type="string">
            <text:p text:style-name="P65">Медицинская маска не потеряла своей структуры. <text:span text:style-name="T20">Цельность сохранена.</text:span></text:p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</table:table-row>
        <table:table-row table:style-name="Table1.13">
          <table:table-cell table:style-name="Table1.C2" office:value-type="string">
            <text:p text:style-name="P34">01.<text:span text:style-name="T6">14</text:span></text:p>
          </table:table-cell>
          <table:table-cell table:style-name="Table1.C2" office:value-type="string">
            <text:p text:style-name="P49">Medium</text:p>
          </table:table-cell>
          <table:table-cell table:style-name="Table1.C17" table:number-columns-spanned="5" office:value-type="string">
            <text:p text:style-name="P47"><text:span text:style-name="T28">1. </text:span><text:span text:style-name="T29">Стрессовое тестирование.</text:span></text:p>
            <text:p text:style-name="P46">2. <text:span text:style-name="T20">Надежность медицинской маски во время ветра</text:span></text:p>
            <text:p text:style-name="P66">3. Воздушная пушка (Вентилятор)</text:p>
            <text:p text:style-name="P66">4. <text:span text:style-name="T27">1. </text:span>Направить на маску воздушный потом</text:p>
          </table:table-cell>
          <table:covered-table-cell/>
          <table:covered-table-cell/>
          <table:covered-table-cell/>
          <table:covered-table-cell/>
          <table:table-cell table:style-name="Table1.H17" office:value-type="string">
            <text:p text:style-name="P65">Медицинская маска не потеряла своей структуры. <text:span text:style-name="T20">Цельность сохранена.</text:span></text:p>
          </table:table-cell>
          <table:table-cell table:style-name="Table1.I17" office:value-type="string">
            <text:p text:style-name="Table_20_Contents"/>
          </table:table-cell>
          <table:table-cell table:style-name="Table1.J17" office:value-type="string">
            <text:p text:style-name="Table_20_Contents"/>
          </table:table-cell>
          <table:table-cell table:style-name="Table1.K17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ext:soft-page-break/>
        <table:table-row>
          <table:table-cell table:style-name="Table2.A1" table:number-rows-spanned="2" office:value-type="string">
            <text:p text:style-name="P89">ID</text:p>
          </table:table-cell>
          <table:table-cell table:style-name="Table2.A1" table:number-rows-spanned="2" office:value-type="string">
            <text:p text:style-name="P91">Priority</text:p>
          </table:table-cell>
          <table:table-cell table:style-name="Table2.A1" table:number-columns-spanned="5" office:value-type="string">
            <text:p text:style-name="P91">Test description</text:p>
          </table:table-cell>
          <table:covered-table-cell/>
          <table:covered-table-cell/>
          <table:covered-table-cell/>
          <table:covered-table-cell/>
          <table:table-cell table:style-name="Table2.H1" table:number-rows-spanned="2" office:value-type="string">
            <text:p text:style-name="P21">Expected result</text:p>
          </table:table-cell>
          <table:table-cell table:style-name="Table2.A1" table:number-columns-spanned="2" office:value-type="string">
            <text:p text:style-name="P23"><text:span text:style-name="Strong_20_Emphasis"><text:span text:style-name="T3">Result</text:span></text:span><text:span text:style-name="T2"> </text:span></text:p>
          </table:table-cell>
          <table:covered-table-cell/>
          <table:table-cell table:style-name="Table2.K1" table:number-rows-spanned="2" office:value-type="string">
            <text:p text:style-name="P19"><text:span text:style-name="Strong_20_Emphasis"><text:span text:style-name="T3">Comment</text:span></text:span>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97"><text:span text:style-name="T7">1. </text:span>Type</text:p>
          </table:table-cell>
          <table:table-cell table:style-name="Table2.C2" office:value-type="string">
            <text:p text:style-name="P97"><text:span text:style-name="T7">2. </text:span>Title</text:p>
          </table:table-cell>
          <table:table-cell table:style-name="Table2.C2" office:value-type="string">
            <text:p text:style-name="P95"><text:span text:style-name="T7">3. </text:span>Precondition</text:p>
          </table:table-cell>
          <table:table-cell table:style-name="Table2.C2" office:value-type="string">
            <text:p text:style-name="P26"><text:span text:style-name="T7">4. </text:span>Steps</text:p>
          </table:table-cell>
          <table:table-cell table:style-name="Table2.C2" office:value-type="string">
            <text:p text:style-name="P93"><text:span text:style-name="T7">5. </text:span>Post<text:span text:style-name="T4">c</text:span>ondition</text:p>
          </table:table-cell>
          <table:covered-table-cell/>
          <table:table-cell table:style-name="Table2.I2" office:value-type="string">
            <text:p text:style-name="P26"><text:span text:style-name="T1">P</text:span>assed</text:p>
          </table:table-cell>
          <table:table-cell table:style-name="Table2.J2" office:value-type="string">
            <text:p text:style-name="P26"><text:span text:style-name="T1">F</text:span>ailed</text:p>
          </table:table-cell>
          <table:covered-table-cell/>
        </table:table-row>
        <table:table-row>
          <table:table-cell table:style-name="Table2.A3" table:number-columns-spanned="11" office:value-type="string">
            <text:p text:style-name="P98">Задание №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11" office:value-type="string">
            <text:p text:style-name="P71">Поиск изображ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0">01.01</text:p>
          </table:table-cell>
          <table:table-cell table:style-name="Table2.C2" office:value-type="string">
            <text:p text:style-name="P57">Medium</text:p>
          </table:table-cell>
          <table:table-cell table:style-name="Table2.C12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105">2. Пустой ввод в поле для ввода ключевого слова</text:p>
            <text:p text:style-name="P51">3. <text:span text:style-name="T20">Запутить приложение для поиска картинок по ключевому слову</text:span></text:p>
            <text:p text:style-name="P66">4. 1. Поле для ввода ключевого слова оставить пустым</text:p>
            <text:p text:style-name="P66"><text:s text:c="4"/>2. <text:span text:style-name="T21">Н</text:span>ажать кнопку ‘Найти’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1">Кнопка ‘Найти’ - неактивна</text:p>
            <text:p text:style-name="P71">(или появляется сообщение с ошибкой неверного ввода)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6">01.02</text:p>
          </table:table-cell>
          <table:table-cell table:style-name="Table2.C2" office:value-type="string">
            <text:p text:style-name="P58">Medium</text:p>
          </table:table-cell>
          <table:table-cell table:style-name="Table2.C12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60">2. Ввод клавиши ‘пробел’ в поле для ввода ключевого слова</text:p>
            <text:p text:style-name="P52">3. <text:span text:style-name="T20">Запутить приложение для поиска картинок по ключевому слову</text:span></text:p>
            <text:p text:style-name="P67">4. 1. <text:span text:style-name="T21">В п</text:span>оле для ввода ключевого слова <text:span text:style-name="T21">ввести клавишу ‘Пробел’</text:span></text:p>
            <text:p text:style-name="P67"><text:s text:c="4"/>2. <text:span text:style-name="T21">Н</text:span>ажать кнопку ‘Найти’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1">Кнопка ‘Найти’ - неактивна</text:p>
            <text:p text:style-name="P71">(или появляется сообщение с ошибкой неверного ввода)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6">01.03</text:p>
          </table:table-cell>
          <table:table-cell table:style-name="Table2.C2" office:value-type="string">
            <text:p text:style-name="P58">Medium</text:p>
          </table:table-cell>
          <table:table-cell table:style-name="Table2.C12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60">2. Максимальное допустимое значение символов</text:p>
            <text:p text:style-name="P52">3. <text:span text:style-name="T20">Запутить приложение для поиска картинок по ключевому слову</text:span></text:p>
            <text:p text:style-name="P67">4. 1. <text:span text:style-name="T21">Ввести в поле слово состоящее из 261 символов</text:span></text:p>
            <text:p text:style-name="P67"><text:s text:c="4"/>2. <text:span text:style-name="T21">Н</text:span>ажать кнопку ‘Найти’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1">Кнопка ‘Найти’ - неактивна</text:p>
            <text:p text:style-name="P71">(или появляется сообщение с ошибкой неверного ввода)</text:p>
            <text:p text:style-name="P71">(Максимальное допустимое значение в Windows – 260 символов, Linux – 255 символов)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1">01.04</text:p>
          </table:table-cell>
          <table:table-cell table:style-name="Table2.C2" office:value-type="string">
            <text:p text:style-name="P72">High</text:p>
          </table:table-cell>
          <table:table-cell table:style-name="Table2.C12" table:number-columns-spanned="5" office:value-type="string">
            <text:p text:style-name="P60">1. Негативное тестирование. <text:span text:style-name="T22">(Тестирование безопасности)</text:span></text:p>
            <text:p text:style-name="P60">2. Ввод юникс-команды, фрагменты кода в поле для ввода ключевого слова</text:p>
            <text:p text:style-name="P52">3. <text:span text:style-name="T20">Запутить приложение для поиска картинок по ключевому слову</text:span></text:p>
            <text:p text:style-name="P67">4. 1. <text:span text:style-name="T21">Ввести юникс-команду или фрагмент кода</text:span></text:p>
            <text:p text:style-name="P67"><text:s text:c="4"/>2. <text:span text:style-name="T21">Н</text:span>ажать кнопку ‘Найти’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1">Появляется сообщение с ошибкой неверного ввода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1">01.05</text:p>
          </table:table-cell>
          <table:table-cell table:style-name="Table2.C2" office:value-type="string">
            <text:p text:style-name="P58">Medium</text:p>
          </table:table-cell>
          <table:table-cell table:style-name="Table2.C12" table:number-columns-spanned="5" office:value-type="string">
            <text:p text:style-name="P61">1. Негативное тестирование. <text:span text:style-name="T22">(Функциональное тестирование)</text:span></text:p>
            <text:p text:style-name="P61">2. Ввод специальных символов в поле для ввода ключевого слова</text:p>
            <text:p text:style-name="P53">3. <text:span text:style-name="T20">Запутить приложение для поиска картинок по ключевому слову</text:span></text:p>
            <text:p text:style-name="P100"><text:span text:style-name="T17">4. 1. </text:span><text:span text:style-name="T18">Ввести </text:span>© ® ™<text:span text:style-name="T16"> </text:span><text:span text:style-name="T19">и др.</text:span></text:p>
            <text:p text:style-name="P68"><text:s text:c="4"/>2. <text:span text:style-name="T21">Н</text:span>ажать кнопку ‘Найти’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3">Появляется сообщение с ошибкой неверного ввода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A4" table:number-columns-spanned="11" office:value-type="string">
            <text:p text:style-name="P71">Загрузка изображ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6">02.01</text:p>
          </table:table-cell>
          <table:table-cell table:style-name="Table2.C2" office:value-type="string">
            <text:p text:style-name="P76">High</text:p>
          </table:table-cell>
          <table:table-cell table:style-name="Table2.C12" table:number-columns-spanned="5" office:value-type="string">
            <text:p text:style-name="P60">1. Негативное тестирование. <text:span text:style-name="T22">(Тестирование безопасности)</text:span></text:p>
            <text:p text:style-name="P61">2. Загрузка файлов с не графическим расширением (txt, exe, mp3 и др)</text:p>
            <text:p text:style-name="P53">3. <text:span text:style-name="T20">Запутить приложение для поиска картинок по ключевому слову</text:span></text:p>
            <text:p text:style-name="P67">4. 1. <text:span text:style-name="T22">Нажать кнопку ‘Обзор’</text:span></text:p>
            <text:p text:style-name="P67"><text:s text:c="4"/>2. <text:span text:style-name="T22">Выбрать txt файл</text:span>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3">Появляется сообщение с ошибкой <text:span text:style-name="T22">о неверном формате файла</text:span>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6">02.02</text:p>
          </table:table-cell>
          <table:table-cell table:style-name="Table2.C2" office:value-type="string">
            <text:p text:style-name="P76">Medium</text:p>
          </table:table-cell>
          <table:table-cell table:style-name="Table2.C12" table:number-columns-spanned="5" office:value-type="string">
            <text:p text:style-name="P60">1. Негативное тестирование. <text:span text:style-name="T22">(Функциональное тестирование)</text:span></text:p>
            <text:p text:style-name="P61">2. Некорректно указан путь к файлу</text:p>
            <text:p text:style-name="P53">3. <text:span text:style-name="T20">Запутить приложение для поиска картинок по ключевому слову</text:span></text:p>
            <text:p text:style-name="P67">4. 1. <text:span text:style-name="T22">В поле для указывания пути к файлу ввести некорректное значение</text:span></text:p>
            <text:p text:style-name="P67"><text:s text:c="4"/>2. <text:span text:style-name="T23">Указать ключевое слово</text:span></text:p>
            <text:p text:style-name="P67"><text:s text:c="4"/><text:span text:style-name="T23">3. Нажать кнопку ‘Загрузить’</text:span></text:p>
          </table:table-cell>
          <table:covered-table-cell/>
          <table:covered-table-cell/>
          <table:covered-table-cell/>
          <table:covered-table-cell/>
          <table:table-cell table:style-name="Table2.H12" office:value-type="string">
            <text:p text:style-name="P74">Появляется сообщение с ошибкой: <text:span text:style-name="T23">Файл не найден</text:span></text:p>
          </table:table-cell>
          <table:table-cell table:style-name="Table2.I12" office:value-type="string">
            <text:p text:style-name="P28"/>
          </table:table-cell>
          <table:table-cell table:style-name="Table2.J12" office:value-type="string">
            <text:p text:style-name="P28"/>
          </table:table-cell>
          <table:table-cell table:style-name="Table2.K12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0">0<text:span text:style-name="T23">2</text:span>.0<text:span text:style-name="T23">3</text:span></text:p>
          </table:table-cell>
          <table:table-cell table:style-name="Table2.C2" office:value-type="string">
            <text:p text:style-name="P57">Medium</text:p>
          </table:table-cell>
          <table:table-cell table:style-name="Table2.C19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105">2. Пустой ввод в поле для ввода ключевика</text:p>
            <text:p text:style-name="P51">3. </text:p>
            <text:p text:style-name="P66">4. 1. <text:span text:style-name="T23">Нажать кнопку ‘Обзор’</text:span></text:p>
            <text:p text:style-name="P66"><text:s text:c="4"/>2. <text:span text:style-name="T23">Выбрать файл с графическим расшиирением</text:span></text:p>
            <text:p text:style-name="P66"><text:s text:c="4"/><text:span text:style-name="T23">3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4">Появляется сообщение с <text:span text:style-name="T23">просьбой указать имя для ключевика</text:span>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6">0<text:span text:style-name="T24">2</text:span>.0<text:span text:style-name="T24">4</text:span></text:p>
          </table:table-cell>
          <table:table-cell table:style-name="Table2.C2" office:value-type="string">
            <text:p text:style-name="P58">Medium</text:p>
          </table:table-cell>
          <table:table-cell table:style-name="Table2.C19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60">2. Ввод клавиши ‘пробел’ в поле для ввода ключевика</text:p>
            <text:p text:style-name="P54">3. </text:p>
            <text:p text:style-name="P69">4. 1. <text:span text:style-name="T23">Нажать кнопку ‘Обзор’</text:span></text:p>
            <text:p text:style-name="P69"><text:s text:c="4"/>2. <text:span text:style-name="T23">Выбрать файл с графическим расшиирением</text:span></text:p>
            <text:p text:style-name="P77"><text:s text:c="4"/>3. В поле для ввода ключевика вводим клачишу ‘Пробел’</text:p>
            <text:p text:style-name="P69"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4">Появляется сообщение с <text:span text:style-name="T23">просьбой указать имя для ключевика</text:span>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56">0<text:span text:style-name="T24">2</text:span>.0<text:span text:style-name="T24">5</text:span></text:p>
          </table:table-cell>
          <table:table-cell table:style-name="Table2.C2" office:value-type="string">
            <text:p text:style-name="P58">Medium</text:p>
          </table:table-cell>
          <table:table-cell table:style-name="Table2.C19" table:number-columns-spanned="5" office:value-type="string">
            <text:p text:style-name="P61">1. Негативное тестирование.<text:span text:style-name="T22">(Функциональное тестирование)</text:span></text:p>
            <text:p text:style-name="P60">2. Максимальное допустимое значение символов в поле для ключевика</text:p>
            <text:p text:style-name="P54">3. </text:p>
            <text:p text:style-name="P69">4. 1. <text:span text:style-name="T23">Нажать кнопку ‘Обзор’</text:span></text:p>
            <text:p text:style-name="P69"><text:s text:c="4"/>2. <text:span text:style-name="T23">Выбрать файл с графическим расшиирением</text:span></text:p>
            <text:p text:style-name="P77"><text:s text:c="4"/>3. В поле для ввода ключевика вводим слово состоящее из 261 символа</text:p>
            <text:p text:style-name="P69"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4">Появляется сообщение <text:span text:style-name="T23">о</text:span> <text:span text:style-name="T23">недопустимом значении</text:span></text:p>
            <text:p text:style-name="P71">(или появляется сообщение с ошибкой неверного ввода)</text:p>
            <text:p text:style-name="P71">(Максимальное допустимое значение в Windows – 260 символов, Linux – 255 символов)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1">0<text:span text:style-name="T24">2</text:span>.0<text:span text:style-name="T24">6</text:span></text:p>
          </table:table-cell>
          <table:table-cell table:style-name="Table2.C2" office:value-type="string">
            <text:p text:style-name="P72">High</text:p>
          </table:table-cell>
          <table:table-cell table:style-name="Table2.C19" table:number-columns-spanned="5" office:value-type="string">
            <text:p text:style-name="P60">1. Негативное тестирование. <text:span text:style-name="T22">(Тестирование безопасности)</text:span></text:p>
            <text:p text:style-name="P60">2. Ввод юникс-команды, фрагменты кода в поле для ввода ключевого слова</text:p>
            <text:p text:style-name="P54">3. </text:p>
            <text:p text:style-name="P69">4. 1. <text:span text:style-name="T23">Нажать кнопку ‘Обзор’</text:span></text:p>
            <text:p text:style-name="P69"><text:s text:c="4"/>2. <text:span text:style-name="T23">Выбрать файл с графическим расшиирением</text:span></text:p>
            <text:p text:style-name="P77"><text:s text:c="4"/>3. В поле для ввода ключевика вводим юникс-команду или фрагмент кода</text:p>
            <text:p text:style-name="P69"><text:soft-page-break/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4">Появляется сообщение <text:span text:style-name="T23">о</text:span> <text:span text:style-name="T23">недопустимом значении</text:span>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1">0<text:span text:style-name="T24">2</text:span>.0<text:span text:style-name="T24">7</text:span></text:p>
          </table:table-cell>
          <table:table-cell table:style-name="Table2.C2" office:value-type="string">
            <text:p text:style-name="P58">Medium</text:p>
          </table:table-cell>
          <table:table-cell table:style-name="Table2.C19" table:number-columns-spanned="5" office:value-type="string">
            <text:p text:style-name="P61">1. Негативное тестирование. <text:span text:style-name="T22">(Функциональное тестирование)</text:span></text:p>
            <text:p text:style-name="P61">2. Ввод специальных символов в поле для ввода ключевика</text:p>
            <text:p text:style-name="P54">3. </text:p>
            <text:p text:style-name="P69">4. 1. <text:span text:style-name="T23">Нажать кнопку ‘Обзор’</text:span></text:p>
            <text:p text:style-name="P69"><text:s text:c="4"/>2. <text:span text:style-name="T23">Выбрать файл с графическим расшиирением</text:span></text:p>
            <text:p text:style-name="P78"><text:s text:c="4"/>3. В поле для ввода ключевика вводим специальные символы © ® ™</text:p>
            <text:p text:style-name="P69"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3">Появляется сообщение с ошибкой неверного ввода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5">0<text:span text:style-name="T24">2</text:span>.0<text:span text:style-name="T24">8</text:span></text:p>
          </table:table-cell>
          <table:table-cell table:style-name="Table2.C2" office:value-type="string">
            <text:p text:style-name="P59">Medium</text:p>
          </table:table-cell>
          <table:table-cell table:style-name="Table2.C19" table:number-columns-spanned="5" office:value-type="string">
            <text:p text:style-name="P62">1. Негативное тестирование. <text:span text:style-name="T22">(Функциональное тестирование)</text:span></text:p>
            <text:p text:style-name="P62">2. Ввод цифр в поле для ключевика</text:p>
            <text:p text:style-name="P55">3. </text:p>
            <text:p text:style-name="P70">4. 1. <text:span text:style-name="T23">Нажать кнопку ‘Обзор’</text:span></text:p>
            <text:p text:style-name="P70"><text:s text:c="4"/>2. <text:span text:style-name="T23">Выбрать файл с графическим расшиирением</text:span></text:p>
            <text:p text:style-name="P78"><text:s text:c="4"/>3. В поле для ввода ключевика вводим <text:span text:style-name="T24">цифры (от 1 до 9)</text:span></text:p>
            <text:p text:style-name="P70"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5">Появляется сообщение с ошибкой неверного ввода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79">Если программа не подразумевает ввод чисел в поле для ключевика!</text:p>
          </table:table-cell>
        </table:table-row>
        <table:table-row>
          <table:table-cell table:style-name="Table2.C2" office:value-type="string">
            <text:p text:style-name="P75">0<text:span text:style-name="T24">2</text:span>.0<text:span text:style-name="T24">9</text:span></text:p>
          </table:table-cell>
          <table:table-cell table:style-name="Table2.C2" office:value-type="string">
            <text:p text:style-name="P80">High</text:p>
          </table:table-cell>
          <table:table-cell table:style-name="Table2.C19" table:number-columns-spanned="5" office:value-type="string">
            <text:p text:style-name="P62">1. Негативное тестирование. <text:span text:style-name="T22">(Функциональное тестирование)</text:span></text:p>
            <text:p text:style-name="P62">2. Загрузка изображения без наличия интернет соединения</text:p>
            <text:p text:style-name="P55">3. </text:p>
            <text:p text:style-name="P70">4. 1. <text:span text:style-name="T23">Нажать кнопку ‘Обзор’</text:span></text:p>
            <text:p text:style-name="P70"><text:s text:c="4"/>2. <text:span text:style-name="T23">Выбрать файл с графическим расшиирением</text:span></text:p>
            <text:p text:style-name="P78"><text:s text:c="4"/>3. В поле для ввода ключевика <text:span text:style-name="T24">слово</text:span></text:p>
            <text:p text:style-name="P70"><text:s text:c="4"/><text:span text:style-name="T23">4. Нажать кнопку загрузить</text:span></text:p>
          </table:table-cell>
          <table:covered-table-cell/>
          <table:covered-table-cell/>
          <table:covered-table-cell/>
          <table:covered-table-cell/>
          <table:table-cell table:style-name="Table2.H19" office:value-type="string">
            <text:p text:style-name="P79">Ошибка – отсутсвие интернет соединения</text:p>
          </table:table-cell>
          <table:table-cell table:style-name="Table2.I19" office:value-type="string">
            <text:p text:style-name="P28"/>
          </table:table-cell>
          <table:table-cell table:style-name="Table2.J19" office:value-type="string">
            <text:p text:style-name="P28"/>
          </table:table-cell>
          <table:table-cell table:style-name="Table2.K19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5">0<text:span text:style-name="T24">2</text:span>.<text:span text:style-name="T24">10</text:span></text:p>
          </table:table-cell>
          <table:table-cell table:style-name="Table2.C2" office:value-type="string">
            <text:p text:style-name="P80">High</text:p>
          </table:table-cell>
          <table:table-cell table:style-name="Table2.C20" table:number-columns-spanned="5" office:value-type="string">
            <text:p text:style-name="P62">1. Негативное тестирование. <text:span text:style-name="T22">(Функциональное тестирование)</text:span></text:p>
            <text:p text:style-name="P62">2. Прерывание интернет соединения при загрузке изображения</text:p>
            <text:p text:style-name="P55">3. </text:p>
            <text:p text:style-name="P70">4. 1. <text:span text:style-name="T23">Нажать кнопку ‘Обзор’</text:span></text:p>
            <text:p text:style-name="P70"><text:s text:c="4"/>2. <text:span text:style-name="T23">Выбрать файл с графическим расшиирением</text:span></text:p>
            <text:p text:style-name="P78"><text:s text:c="4"/>3. В поле для ввода ключевика <text:span text:style-name="T24">слово</text:span></text:p>
            <text:p text:style-name="P70"><text:s text:c="4"/><text:span text:style-name="T23">4. Нажать кнопку загрузить</text:span></text:p>
            <text:p text:style-name="P70"><text:s text:c="4"/><text:span text:style-name="T24">5. Прервать интернет соединение</text:span></text:p>
          </table:table-cell>
          <table:covered-table-cell/>
          <table:covered-table-cell/>
          <table:covered-table-cell/>
          <table:covered-table-cell/>
          <table:table-cell table:style-name="Table2.H20" office:value-type="string">
            <text:p text:style-name="P79">Появляется сообщение о разрыве интернет соединения. Файл не загружен </text:p>
          </table:table-cell>
          <table:table-cell table:style-name="Table2.I20" office:value-type="string">
            <text:p text:style-name="P28"/>
          </table:table-cell>
          <table:table-cell table:style-name="Table2.J20" office:value-type="string">
            <text:p text:style-name="P28"/>
          </table:table-cell>
          <table:table-cell table:style-name="Table2.K20" office:value-type="string">
            <text:p text:style-name="P28"/>
          </table:table-cell>
        </table:table-row>
        <table:table-row>
          <table:table-cell table:style-name="Table2.C2" office:value-type="string">
            <text:p text:style-name="P75">0<text:span text:style-name="T24">2</text:span>.<text:span text:style-name="T24">11</text:span></text:p>
          </table:table-cell>
          <table:table-cell table:style-name="Table2.C2" office:value-type="string">
            <text:p text:style-name="P80">Medium</text:p>
          </table:table-cell>
          <table:table-cell table:style-name="Table2.C21" table:number-columns-spanned="5" office:value-type="string">
            <text:p text:style-name="P62">1. Негативное тестирование. <text:span text:style-name="T22">(Функциональное тестирование)</text:span></text:p>
            <text:p text:style-name="P62">2. Загрузка одинаковых изображений и одинаковым ключевиком</text:p>
            <text:p text:style-name="P55">3. </text:p>
            <text:p text:style-name="P70">4. 1. <text:span text:style-name="T23">Нажать кнопку ‘Обзор’</text:span></text:p>
            <text:p text:style-name="P70"><text:s text:c="4"/>2. <text:span text:style-name="T23">Выбрать файл с графическим расширением</text:span></text:p>
            <text:p text:style-name="P78"><text:s text:c="4"/>3. В поле для ввода ключевика <text:span text:style-name="T24">слово</text:span></text:p>
            <text:p text:style-name="P70"><text:s text:c="4"/><text:span text:style-name="T23">4. Нажать кнопку загрузить</text:span></text:p>
            <text:p text:style-name="P70"><text:s text:c="4"/><text:span text:style-name="T24">5. Повторить пункт 1-4</text:span></text:p>
          </table:table-cell>
          <table:covered-table-cell/>
          <table:covered-table-cell/>
          <table:covered-table-cell/>
          <table:covered-table-cell/>
          <table:table-cell table:style-name="Table2.H21" office:value-type="string">
            <text:p text:style-name="P79">При поиске по данному ключевику <text:s/><text:span text:style-name="T25">загружается одно фото с данным ключевиком</text:span></text:p>
          </table:table-cell>
          <table:table-cell table:style-name="Table2.I21" office:value-type="string">
            <text:p text:style-name="P28"/>
          </table:table-cell>
          <table:table-cell table:style-name="Table2.J21" office:value-type="string">
            <text:p text:style-name="P28"/>
          </table:table-cell>
          <table:table-cell table:style-name="Table2.K21" office:value-type="string">
            <text:p text:style-name="P28"/>
          </table:table-cell>
        </table:table-row>
      </table:table>
      <text:p text:style-name="P103"/>
      <text:p text:style-name="P103"/>
      <text:p text:style-name="P103"/>
      <text:p text:style-name="P104">На выполнение тестового задания потребовался один рабочий день. <text:line-break/>Сожности: отсутсвие подробной спецификации, полагалась на опыт тестировщика и творческий подход.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1:47:06.317821998</meta:creation-date>
    <dc:date>2020-06-08T21:05:21.700409267</dc:date>
    <meta:editing-duration>PT44M22S</meta:editing-duration>
    <meta:editing-cycles>14</meta:editing-cycles>
    <meta:generator>LibreOffice/6.0.7.3$Linux_X86_64 LibreOffice_project/00m0$Build-3</meta:generator>
    <meta:document-statistic meta:table-count="3" meta:image-count="0" meta:object-count="0" meta:page-count="4" meta:paragraph-count="343" meta:word-count="1612" meta:character-count="11289" meta:non-whitespace-character-count="9725"/>
  </office:meta>
</office:document-meta>
</file>